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solid" svg:stroke-width="0.5mm" svg:stroke-color="#000000" draw:marker-start-width="2.75mm" draw:marker-end-width="2.75mm" draw:fill="solid" draw:fill-color="#ffffff" fo:min-height="27.06mm" fo:padding-top="-0.25mm" fo:padding-bottom="-0.25mm" fo:padding-left="-0.25mm" fo:padding-right="-0.25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text-align="center" fo:text-indent="0mm">
        <style:tab-stops/>
      </style:paragraph-properties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Info" table:style-name="ta1">
        <office:forms form:automatic-focus="false" form:apply-design-mode="false"/>
        <table:shapes>
          <draw:frame draw:z-index="0" draw:style-name="gr1" draw:text-style-name="P2" svg:width="96.92mm" svg:height="26.56mm" svg:x="0mm" svg:y="0mm">
            <draw:text-box>
              <text:p text:style-name="P1"><text:span text:style-name="T1"/></text:p>
              <text:p text:style-name="P1"><text:span text:style-name="T2">Tento spreadsheet slouží jako takový workbench <text:s/>na modelování aut</text:span><text:span text:style-name="T2"><text:line-break/></text:span><text:span text:style-name="T2">(abych ze známých dat určil ta neznámá)</text:span>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2" office:value-type="string" calcext:value-type="string">
            <text:p>T diss (old Felda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4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41" calcext:value-type="float">
            <text:p>41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54" calcext:value-type="float">
            <text:p>54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66" calcext:value-type="float">
            <text:p>66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80" calcext:value-type="float">
            <text:p>80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95" calcext:value-type="float">
            <text:p>95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24"/>
          <table:table-cell table:style-name="ce26"/>
        </table:table-row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9"/>
          <table:table-cell table:style-name="ce24"/>
          <table:table-cell table:style-name="ce26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9"/>
          <table:table-cell table:style-name="ce24"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8"/>
          <table:table-cell table:style-name="ce24"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 table:number-rows-repeated="10">
          <table:table-cell table:number-columns-repeated="10"/>
          <table:table-cell table:style-name="ce26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2" draw:text-style-name="P3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65/70 R13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86" calcext:value-type="float">
            <text:p>86</text:p>
          </table:table-cell>
          <table:table-cell table:style-name="ce16"/>
          <table:table-cell table:formula="of:=[.R2]*[.$W$12]*[.$W$10]-[.Q2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/>
          <table:table-cell table:formula="of:=13*2.54/2+16.5*0.7" office:value-type="float" office:value="28.06" calcext:value-type="float">
            <text:p>28.06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79536387037318" calcext:value-type="float">
            <text:p>3.8</text:p>
          </table:table-cell>
          <table:table-cell table:formula="of:=2*PI()*[.O2]/60*[.T2]/[.Z3]" office:value-type="float" office:value="965.70225" calcext:value-type="float">
            <text:p>965.7</text:p>
          </table:table-cell>
          <table:table-cell table:formula="of:=2*PI()*[.$O2]/60*[.$B$18]/[.$B$19]/[.$B$24]" office:value-type="float" office:value="4.90697671943646" calcext:value-type="float">
            <text:p>4.91</text:p>
          </table:table-cell>
          <table:table-cell table:formula="of:=2*PI()*[.O2]/60*[.T2]/[.AB3]" office:value-type="float" office:value="746.93475" calcext:value-type="float">
            <text:p>746.93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5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59072774074637" calcext:value-type="float">
            <text:p>7.59</text:p>
          </table:table-cell>
          <table:table-cell table:formula="of:=2*PI()*[.O3]/60*[.T3]/[.Z4]" office:value-type="float" office:value="1076.06822142857" calcext:value-type="float">
            <text:p>1076.07</text:p>
          </table:table-cell>
          <table:table-cell table:formula="of:=2*PI()*[.$O3]/60*[.$B$18]/[.$B$19]/[.$B$24]" office:value-type="float" office:value="9.81395343887292" calcext:value-type="float">
            <text:p>9.81</text:p>
          </table:table-cell>
          <table:table-cell table:formula="of:=2*PI()*[.O3]/60*[.T3]/[.AB4]" office:value-type="float" office:value="832.298721428571" calcext:value-type="float">
            <text:p>832.3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3860916111196" calcext:value-type="float">
            <text:p>11.39</text:p>
          </table:table-cell>
          <table:table-cell table:formula="of:=2*PI()*[.O4]/60*[.T4]/[.Z5]" office:value-type="float" office:value="1145.04695357143" calcext:value-type="float">
            <text:p>1145.05</text:p>
          </table:table-cell>
          <table:table-cell table:formula="of:=2*PI()*[.$O4]/60*[.$B$18]/[.$B$19]/[.$B$24]" office:value-type="float" office:value="14.7209301583094" calcext:value-type="float">
            <text:p>14.72</text:p>
          </table:table-cell>
          <table:table-cell table:formula="of:=2*PI()*[.O4]/60*[.T4]/[.AB5]" office:value-type="float" office:value="885.651203571429" calcext:value-type="float">
            <text:p>885.6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93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1814554814927" calcext:value-type="float">
            <text:p>15.18</text:p>
          </table:table-cell>
          <table:table-cell table:formula="of:=2*PI()*[.O5]/60*[.T5]/[.Z6]" office:value-type="float" office:value="1214.02568571429" calcext:value-type="float">
            <text:p>1214.03</text:p>
          </table:table-cell>
          <table:table-cell table:formula="of:=2*PI()*[.$O5]/60*[.$B$18]/[.$B$19]/[.$B$24]" office:value-type="float" office:value="19.6279068777458" calcext:value-type="float">
            <text:p>19.63</text:p>
          </table:table-cell>
          <table:table-cell table:formula="of:=2*PI()*[.O5]/60*[.T5]/[.AB6]" office:value-type="float" office:value="939.003685714286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9768193518659" calcext:value-type="float">
            <text:p>18.98</text:p>
          </table:table-cell>
          <table:table-cell table:formula="of:=2*PI()*[.O6]/60*[.T6]/[.Z7]" office:value-type="float" office:value="1283.00441785714" calcext:value-type="float">
            <text:p>1283</text:p>
          </table:table-cell>
          <table:table-cell table:formula="of:=2*PI()*[.$O6]/60*[.$B$18]/[.$B$19]/[.$B$24]" office:value-type="float" office:value="24.5348835971823" calcext:value-type="float">
            <text:p>24.53</text:p>
          </table:table-cell>
          <table:table-cell table:formula="of:=2*PI()*[.O6]/60*[.T6]/[.AB7]" office:value-type="float" office:value="992.356167857143" calcext:value-type="float">
            <text:p>992.36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2.7721832222391" calcext:value-type="float">
            <text:p>22.77</text:p>
          </table:table-cell>
          <table:table-cell table:formula="of:=2*PI()*[.O7]/60*[.T7]/[.Z8]" office:value-type="float" office:value="1338.18740357143" calcext:value-type="float">
            <text:p>1338.19</text:p>
          </table:table-cell>
          <table:table-cell table:formula="of:=2*PI()*[.$O7]/60*[.$B$18]/[.$B$19]/[.$B$24]" office:value-type="float" office:value="29.4418603166188" calcext:value-type="float">
            <text:p>29.44</text:p>
          </table:table-cell>
          <table:table-cell table:formula="of:=2*PI()*[.O7]/60*[.T7]/[.AB8]" office:value-type="float" office:value="1035.03815357143" calcext:value-type="float">
            <text:p>1035.04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6.5675470926123" calcext:value-type="float">
            <text:p>26.57</text:p>
          </table:table-cell>
          <table:table-cell table:formula="of:=2*PI()*[.O8]/60*[.T8]/[.Z9]" office:value-type="float" office:value="1407.16613571429" calcext:value-type="float">
            <text:p>1407.17</text:p>
          </table:table-cell>
          <table:table-cell table:formula="of:=2*PI()*[.$O8]/60*[.$B$18]/[.$B$19]/[.$B$24]" office:value-type="float" office:value="34.3488370360552" calcext:value-type="float">
            <text:p>34.35</text:p>
          </table:table-cell>
          <table:table-cell table:formula="of:=2*PI()*[.O8]/60*[.T8]/[.AB9]" office:value-type="float" office:value="1088.39063571429" calcext:value-type="float">
            <text:p>1088.39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0.3629109629855" calcext:value-type="float">
            <text:p>30.36</text:p>
          </table:table-cell>
          <table:table-cell table:formula="of:=2*PI()*[.O9]/60*[.T9]/[.Z10]" office:value-type="float" office:value="1448.553375" calcext:value-type="float">
            <text:p>1448.55</text:p>
          </table:table-cell>
          <table:table-cell table:formula="of:=2*PI()*[.$O9]/60*[.$B$18]/[.$B$19]/[.$B$24]" office:value-type="float" office:value="39.2558137554917" calcext:value-type="float">
            <text:p>39.26</text:p>
          </table:table-cell>
          <table:table-cell table:formula="of:=2*PI()*[.O9]/60*[.T9]/[.AB10]" office:value-type="float" office:value="1120.402125" calcext:value-type="float">
            <text:p>1120.4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3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4.1582748333587" calcext:value-type="float">
            <text:p>34.16</text:p>
          </table:table-cell>
          <table:table-cell table:formula="of:=2*PI()*[.O10]/60*[.T10]/[.Z11]" office:value-type="float" office:value="1407.16613571429" calcext:value-type="float">
            <text:p>1407.17</text:p>
          </table:table-cell>
          <table:table-cell table:formula="of:=2*PI()*[.$O10]/60*[.$B$18]/[.$B$19]/[.$B$24]" office:value-type="float" office:value="44.1627904749282" calcext:value-type="float">
            <text:p>44.16</text:p>
          </table:table-cell>
          <table:table-cell table:formula="of:=2*PI()*[.O10]/60*[.T10]/[.AB11]" office:value-type="float" office:value="1088.39063571429" calcext:value-type="float">
            <text:p>1088.3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7.9536387037318" calcext:value-type="float">
            <text:p>37.95</text:p>
          </table:table-cell>
          <table:table-cell table:formula="of:=2*PI()*[.O11]/60*[.T11]/[.Z12]" office:value-type="float" office:value="1310.59591071429" calcext:value-type="float">
            <text:p>1310.6</text:p>
          </table:table-cell>
          <table:table-cell table:formula="of:=2*PI()*[.$O11]/60*[.$B$18]/[.$B$19]/[.$B$24]" office:value-type="float" office:value="49.0697671943646" calcext:value-type="float">
            <text:p>49.07</text:p>
          </table:table-cell>
          <table:table-cell table:formula="of:=2*PI()*[.O11]/60*[.T11]/[.AB12]" office:value-type="float" office:value="1013.69716071429" calcext:value-type="float">
            <text:p>1013.7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1.749002574105" calcext:value-type="float">
            <text:p>41.75</text:p>
          </table:table-cell>
          <table:table-cell table:formula="of:=2*PI()*[.O12]/60*[.T12]/[.Z13]" office:value-type="float" office:value="1117.45546071429" calcext:value-type="float">
            <text:p>1117.46</text:p>
          </table:table-cell>
          <table:table-cell table:formula="of:=2*PI()*[.$O12]/60*[.$B$18]/[.$B$19]/[.$B$24]" office:value-type="float" office:value="53.9767439138011" calcext:value-type="float">
            <text:p>53.98</text:p>
          </table:table-cell>
          <table:table-cell table:formula="of:=2*PI()*[.O12]/60*[.T12]/[.AB13]" office:value-type="float" office:value="864.310210714286" calcext:value-type="float">
            <text:p>864.31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5.5443664444782" calcext:value-type="float">
            <text:p>45.54</text:p>
          </table:table-cell>
          <table:table-cell table:formula="of:=2*PI()*[.O13]/60*[.T13]/[.Z14]" office:value-type="float" office:value="965.70225" calcext:value-type="float">
            <text:p>965.7</text:p>
          </table:table-cell>
          <table:table-cell table:formula="of:=2*PI()*[.$O13]/60*[.$B$18]/[.$B$19]/[.$B$24]" office:value-type="float" office:value="58.8837206332375" calcext:value-type="float">
            <text:p>58.88</text:p>
          </table:table-cell>
          <table:table-cell table:formula="of:=2*PI()*[.O13]/60*[.T13]/[.AB14]" office:value-type="float" office:value="746.93475" calcext:value-type="float">
            <text:p>746.93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9.3397303148514" calcext:value-type="float">
            <text:p>49.34</text:p>
          </table:table-cell>
          <table:table-cell table:formula="of:=2*PI()*[.O14]/60*[.T14]/[.Z15]" office:value-type="float" office:value="786.357546428571" calcext:value-type="float">
            <text:p>786.36</text:p>
          </table:table-cell>
          <table:table-cell table:formula="of:=2*PI()*[.$O14]/60*[.$B$18]/[.$B$19]/[.$B$24]" office:value-type="float" office:value="63.790697352674" calcext:value-type="float">
            <text:p>63.79</text:p>
          </table:table-cell>
          <table:table-cell table:formula="of:=2*PI()*[.O14]/60*[.T14]/[.AB15]" office:value-type="float" office:value="608.218296428571" calcext:value-type="float">
            <text:p>608.22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3.1350941852246" calcext:value-type="float">
            <text:p>53.14</text:p>
          </table:table-cell>
          <table:table-cell table:formula="of:=2*PI()*[.O15]/60*[.T15]/[.Z16]" office:value-type="float" office:value="565.625603571429" calcext:value-type="float">
            <text:p>565.63</text:p>
          </table:table-cell>
          <table:table-cell table:formula="of:=2*PI()*[.$O15]/60*[.$B$18]/[.$B$19]/[.$B$24]" office:value-type="float" office:value="68.6976740721104" calcext:value-type="float">
            <text:p>68.7</text:p>
          </table:table-cell>
          <table:table-cell table:formula="of:=2*PI()*[.O15]/60*[.T15]/[.AB16]" office:value-type="float" office:value="437.490353571429" calcext:value-type="float">
            <text:p>437.4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6.9304580555978" calcext:value-type="float">
            <text:p>56.93</text:p>
          </table:table-cell>
          <table:table-cell table:formula="of:=2*PI()*[.O16]/60*[.T16]/[.Z17]" office:value-type="float" office:value="317.302167857143" calcext:value-type="float">
            <text:p>317.3</text:p>
          </table:table-cell>
          <table:table-cell table:formula="of:=2*PI()*[.$O16]/60*[.$B$18]/[.$B$19]/[.$B$24]" office:value-type="float" office:value="73.6046507915469" calcext:value-type="float">
            <text:p>73.6</text:p>
          </table:table-cell>
          <table:table-cell table:formula="of:=2*PI()*[.O16]/60*[.T16]/[.AB17]" office:value-type="float" office:value="245.421417857143" calcext:value-type="float">
            <text:p>245.42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8" calcext:value-type="float">
            <text:p>0.28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0.7258219259709" calcext:value-type="float">
            <text:p>60.73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8.5116275109834" calcext:value-type="float">
            <text:p>78.5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5.9463904771804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03127643379823" calcext:value-type="float">
            <text:p>2.03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9.4514687394212" calcext:value-type="float">
            <text:p>79.45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51252610716391" calcext:value-type="float">
            <text:p>3.51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9.961057378463" calcext:value-type="float">
            <text:p>119.9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30344312786469" calcext:value-type="float">
            <text:p>5.3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63.959719200122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24861104962736" calcext:value-type="float">
            <text:p>7.25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11.981394279655" calcext:value-type="float">
            <text:p>211.98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37163520642198" calcext:value-type="float">
            <text:p>9.3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office:forms form:automatic-focus="false" form:apply-design-mode="false"/>
        <table:shapes>
          <draw:frame draw:z-index="0" draw:style-name="gr2" draw:text-style-name="P3" svg:width="271.81mm" svg:height="149.08mm" svg:x="0.28mm" svg:y="118.47mm">
            <draw:object draw:notify-on-update-of-ranges="'105'.B17:'105'.C17 '105'.A20:'105'.A20 '105'.D20:'105'.E20 '105'.B17:'105'.C17 '105'.A21:'105'.A21 '105'.D21:'105'.E21 '105'.B17:'105'.C17 '105'.A22:'105'.A22 '105'.D22:'105'.E22 '105'.B17:'105'.C17 '105'.A23:'105'.A23 '105'.D23:'105'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3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55 SR 14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3" calcext:value-type="float">
            <text:p>5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66" calcext:value-type="float">
            <text:p>66</text:p>
          </table:table-cell>
          <table:table-cell table:style-name="ce16"/>
          <table:table-cell table:formula="of:=[.R2]*[.$W$12]*[.$W$10]-[.Q2]"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19" table:formula="of:=[.C3]/[.D3]" office:value-type="float" office:value="0.217981120242639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1061.8202020202" calcext:value-type="float">
            <text:p>1061.82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722.941414141414" calcext:value-type="float">
            <text:p>722.9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19" table:formula="of:=[.C4]/[.D4]" office:value-type="float" office:value="0.227889352980941" calcext:value-type="float">
            <text:p>0.2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3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47" table:formula="of:=[.C5]/[.D5]" office:value-type="float" office:value="0.237797585719242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28" table:formula="of:=[.C6]/[.D6]" office:value-type="float" office:value="0.241100329965343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85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47" table:formula="of:=[.C7]/[.D7]" office:value-type="float" office:value="0.237797585719242" calcext:value-type="float">
            <text:p>0.24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47" table:formula="of:=[.C8]/[.D8]" office:value-type="float" office:value="0.231192097227041" calcext:value-type="float">
            <text:p>0.23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47" table:formula="of:=[.C9]/[.D9]" office:value-type="float" office:value="0.221283864488739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47" table:formula="of:=[.C10]/[.D10]" office:value-type="float" office:value="0.211375631750438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47" table:formula="of:=[.C11]/[.D11]" office:value-type="float" office:value="0.191559166273834" calcext:value-type="float">
            <text:p>0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97" calcext:value-type="float">
            <text:p>0.29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2*PI()*[.$B$17]/60*[.$B$18]/[.$B$19]/[.$B20]*3.6" office:value-type="float" office:value="41.8931262810951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85208281366924" calcext:value-type="float">
            <text:p>1.85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2*PI()*[.$B$17]/60*[.$B$18]/[.$B$19]/[.$B21]*3.6" office:value-type="float" office:value="75.0914527680007" calcext:value-type="float">
            <text:p>75.0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1977108110525" calcext:value-type="float">
            <text:p>3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2*PI()*[.$B$17]/60*[.$B$18]/[.$B$19]/[.$B22]*3.6" office:value-type="float" office:value="112.903460899405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4.99142885953413" calcext:value-type="float">
            <text:p>4.99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2*PI()*[.$B$17]/60*[.$B$18]/[.$B$19]/[.$B23]*3.6" office:value-type="float" office:value="165.826958196002" calcext:value-type="float">
            <text:p>165.83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33116113744076" calcext:value-type="float">
            <text:p>7.33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ctavia" table:style-name="ta1">
        <office:forms form:automatic-focus="false" form:apply-design-mode="false"/>
        <table:shapes>
          <draw:frame draw:z-index="0" draw:style-name="gr2" draw:text-style-name="P3" svg:width="271.81mm" svg:height="149.08mm" svg:x="0.28mm" svg:y="118.47mm">
            <draw:object draw:notify-on-update-of-ranges="Octavia.B17:Octavia.C17 Octavia.A20:Octavia.A20 Octavia.D20:Octavia.E20 Octavia.B17:Octavia.C17 Octavia.A21:Octavia.A21 Octavia.D21:Octavia.E21 Octavia.B17:Octavia.C17 Octavia.A22:Octavia.A22 Octavia.D22:Octavia.E22 Octavia.B17:Octavia.C17 Octavia.A23:Octavia.A23 Octavia.D23:Octavia.E23 Octavia.B17:Octavia.C17 Octavia.A24:Octavia.A24 Octavia.D24:Octavia.E24 Octavia.B17:Octavia.C17 Octavia.A25:Octavia.A25 Octavia.D25:Octavia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237.26mm" svg:height="180.36mm" svg:x="310.46mm" svg:y="81.27mm">
            <draw:object draw:notify-on-update-of-ranges="Octavia.O2:Octavia.O18 Octavia.T2:Octavia.T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3" svg:width="272.35mm" svg:height="201.01mm" svg:x="725.63mm" svg:y="3.46mm">
            <draw:object draw:notify-on-update-of-ranges="Octavia.AD27:Octavia.AD47 Octavia.AF27:Octavia.AF27 Octavia.AE27:Octavia.AE47 Octavia.Z3:Octavia.Z19 Octavia.AF28:Octavia.AF28 Octavia.AA3:Octavia.AA19 Octavia.AB3:Octavia.AB19 Octavia.AF29:Octavia.AF29 Octavia.AC3:Octavia.AC19 Octavia.AD3:Octavia.AD19 Octavia.AF30:Octavia.AF30 Octavia.AE3:Octavia.AE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table:style-name="ce6" table:formula="of:=2*PI()*[.A2]/60*[.B2]/1000" office:value-type="float" office:value="15.4985237577096" calcext:value-type="float">
            <text:p>15</text:p>
          </table:table-cell>
          <table:table-cell table:style-name="ce6" table:formula="of:=[.$I$26]*[.$I$21]*[.$A2]/60/2" office:value-type="float" office:value="59.5445863837341" calcext:value-type="float">
            <text:p>60</text:p>
          </table:table-cell>
          <table:table-cell table:style-name="ce19" table:formula="of:=[.C2]/[.D2]" office:value-type="float" office:value="0.260284346553852" calcext:value-type="float">
            <text:p>0.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225/50 R17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10" calcext:value-type="float">
            <text:p>110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2]+[.Q2]" office:value-type="float" office:value="134" calcext:value-type="float">
            <text:p>134</text:p>
          </table:table-cell>
          <table:table-cell table:style-name="ce16"/>
          <table:table-cell table:formula="of:=[.R2]*[.$W$12]*[.$W$10]-[.Q2]"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table:style-name="ce6" table:formula="of:=2*PI()*[.A3]/60*[.B3]/1000" office:value-type="float" office:value="27.3318560862312" calcext:value-type="float">
            <text:p>27</text:p>
          </table:table-cell>
          <table:table-cell table:style-name="ce6" table:formula="of:=[.$I$26]*[.$I$21]*[.$A3]/60/2" office:value-type="float" office:value="89.3168795756011" calcext:value-type="float">
            <text:p>89</text:p>
          </table:table-cell>
          <table:table-cell table:style-name="ce19" table:formula="of:=[.C3]/[.D3]" office:value-type="float" office:value="0.306009975002502" calcext:value-type="float">
            <text:p>0.31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25.5" calcext:value-type="float">
            <text:p>25.5</text:p>
          </table:table-cell>
          <table:table-cell office:value-type="string" calcext:value-type="string">
            <text:p>N*m</text:p>
          </table:table-cell>
          <table:table-cell/>
          <table:table-cell table:formula="of:=17*2.54/2+22.5*0.5" office:value-type="float" office:value="32.84" calcext:value-type="float">
            <text:p>32.84</text:p>
          </table:table-cell>
          <table:table-cell table:number-columns-repeated="3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148" calcext:value-type="float">
            <text:p>148</text:p>
          </table:table-cell>
          <table:table-cell table:style-name="ce24" office:value-type="float" office:value="27" calcext:value-type="float">
            <text:p>27</text:p>
          </table:table-cell>
          <table:table-cell table:style-name="ce36" table:formula="of:=[.P3]+[.Q3]" office:value-type="float" office:value="175" calcext:value-type="float">
            <text:p>175</text:p>
          </table:table-cell>
          <table:table-cell table:style-name="ce16"/>
          <table:table-cell table:formula="of:=[.R3]*[.$W$12]*[.$W$10]-[.Q3]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95721586284207" calcext:value-type="float">
            <text:p>3.96</text:p>
          </table:table-cell>
          <table:table-cell table:formula="of:=2*PI()*[.O2]/60*[.T2]/[.Z3]" office:value-type="float" office:value="1455.46432926829" calcext:value-type="float">
            <text:p>1455.46</text:p>
          </table:table-cell>
          <table:table-cell table:formula="of:=2*PI()*[.$O2]/60*[.$B$18]/[.$B$19]/[.$B$24]" office:value-type="float" office:value="4.85472873895059" calcext:value-type="float">
            <text:p>4.85</text:p>
          </table:table-cell>
          <table:table-cell table:formula="of:=2*PI()*[.$O2]/60*[.$T2]/[.AB3]" office:value-type="float" office:value="1186.3868902439" calcext:value-type="float">
            <text:p>1186.39</text:p>
          </table:table-cell>
          <table:table-cell table:formula="of:=2*PI()*[.$O2]/60*[.$B$18]/[.$B$19]/[.$B$25]" office:value-type="float" office:value="5.74278887412447" calcext:value-type="float">
            <text:p>5.74</text:p>
          </table:table-cell>
          <table:table-cell table:formula="of:=2*PI()*[.$O2]/60*[.$T2]/[.AD3]" office:value-type="float" office:value="1002.925" calcext:value-type="float">
            <text:p>1002.9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style-name="ce6" table:formula="of:=2*PI()*[.A4]/60*[.B4]/1000" office:value-type="float" office:value="38.9557489045134" calcext:value-type="float">
            <text:p>39</text:p>
          </table:table-cell>
          <table:table-cell table:style-name="ce6" table:formula="of:=[.$I$26]*[.$I$21]*[.$A4]/60/2" office:value-type="float" office:value="119.089172767468" calcext:value-type="float">
            <text:p>119</text:p>
          </table:table-cell>
          <table:table-cell table:style-name="ce19" table:formula="of:=[.C4]/[.D4]" office:value-type="float" office:value="0.327114111209571" calcext:value-type="float">
            <text:p>0.3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2002.76531666349" calcext:value-type="float">
            <text:p>2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0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174" calcext:value-type="float">
            <text:p>174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4]+[.Q4]" office:value-type="float" office:value="204" calcext:value-type="float">
            <text:p>204</text:p>
          </table:table-cell>
          <table:table-cell table:style-name="ce16"/>
          <table:table-cell table:formula="of:=[.R4]*[.$W$12]*[.$W$10]-[.Q4]" office:value-type="float" office:value="174" calcext:value-type="float">
            <text:p>174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91443172568415" calcext:value-type="float">
            <text:p>7.91</text:p>
          </table:table-cell>
          <table:table-cell table:formula="of:=2*PI()*[.O3]/60*[.T3]/[.Z4]" office:value-type="float" office:value="1958.26109756098" calcext:value-type="float">
            <text:p>1958.26</text:p>
          </table:table-cell>
          <table:table-cell table:formula="of:=2*PI()*[.$O3]/60*[.$B$18]/[.$B$19]/[.$B$24]" office:value-type="float" office:value="9.70945747790117" calcext:value-type="float">
            <text:p>9.71</text:p>
          </table:table-cell>
          <table:table-cell table:formula="of:=2*PI()*[.$O3]/60*[.$T3]/[.AB4]" office:value-type="float" office:value="1596.22963414634" calcext:value-type="float">
            <text:p>1596.23</text:p>
          </table:table-cell>
          <table:table-cell table:formula="of:=2*PI()*[.$O3]/60*[.$B$18]/[.$B$19]/[.$B$25]" office:value-type="float" office:value="11.4855777482489" calcext:value-type="float">
            <text:p>11.49</text:p>
          </table:table-cell>
          <table:table-cell table:formula="of:=2*PI()*[.$O3]/60*[.$T3]/[.AD4]" office:value-type="float" office:value="1349.39" calcext:value-type="float">
            <text:p>1349.3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" calcext:value-type="float">
            <text:p>196</text:p>
          </table:table-cell>
          <table:table-cell table:style-name="ce6" table:formula="of:=2*PI()*[.A5]/60*[.B5]/1000" office:value-type="float" office:value="51.3126800086333" calcext:value-type="float">
            <text:p>51</text:p>
          </table:table-cell>
          <table:table-cell table:style-name="ce6" table:formula="of:=[.$I$26]*[.$I$21]*[.$A5]/60/2" office:value-type="float" office:value="148.861465959335" calcext:value-type="float">
            <text:p>149</text:p>
          </table:table-cell>
          <table:table-cell table:style-name="ce19" table:formula="of:=[.C5]/[.D5]" office:value-type="float" office:value="0.344700891382129" calcext:value-type="float">
            <text:p>0.3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31951035246213" calcext:value-type="float">
            <text:p>0.132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186" calcext:value-type="float">
            <text:p>186</text:p>
          </table:table-cell>
          <table:table-cell table:style-name="ce26" office:value-type="float" office:value="34" calcext:value-type="float">
            <text:p>34</text:p>
          </table:table-cell>
          <table:table-cell table:style-name="ce36" table:formula="of:=[.P5]+[.Q5]" office:value-type="float" office:value="220" calcext:value-type="float">
            <text:p>220</text:p>
          </table:table-cell>
          <table:table-cell table:style-name="ce16"/>
          <table:table-cell table:formula="of:=[.R5]*[.$W$12]*[.$W$10]-[.Q5]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8716475885262" calcext:value-type="float">
            <text:p>11.87</text:p>
          </table:table-cell>
          <table:table-cell table:formula="of:=2*PI()*[.O4]/60*[.T4]/[.Z5]" office:value-type="float" office:value="2302.27993902439" calcext:value-type="float">
            <text:p>2302.28</text:p>
          </table:table-cell>
          <table:table-cell table:formula="of:=2*PI()*[.$O4]/60*[.$B$18]/[.$B$19]/[.$B$24]" office:value-type="float" office:value="14.5641862168518" calcext:value-type="float">
            <text:p>14.56</text:p>
          </table:table-cell>
          <table:table-cell table:formula="of:=2*PI()*[.$O4]/60*[.$T4]/[.AB5]" office:value-type="float" office:value="1876.64835365854" calcext:value-type="float">
            <text:p>1876.65</text:p>
          </table:table-cell>
          <table:table-cell table:formula="of:=2*PI()*[.$O4]/60*[.$B$18]/[.$B$19]/[.$B$25]" office:value-type="float" office:value="17.2283666223734" calcext:value-type="float">
            <text:p>17.23</text:p>
          </table:table-cell>
          <table:table-cell table:formula="of:=2*PI()*[.$O4]/60*[.$T4]/[.AD5]" office:value-type="float" office:value="1586.445" calcext:value-type="float">
            <text:p>1586.4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199" calcext:value-type="float">
            <text:p>199</text:p>
          </table:table-cell>
          <table:table-cell table:style-name="ce6" table:formula="of:=2*PI()*[.A6]/60*[.B6]/1000" office:value-type="float" office:value="62.5176938064369" calcext:value-type="float">
            <text:p>63</text:p>
          </table:table-cell>
          <table:table-cell table:style-name="ce6" table:formula="of:=[.$I$26]*[.$I$21]*[.$A6]/60/2" office:value-type="float" office:value="178.633759151202" calcext:value-type="float">
            <text:p>179</text:p>
          </table:table-cell>
          <table:table-cell table:style-name="ce19" table:formula="of:=[.C6]/[.D6]" office:value-type="float" office:value="0.349976925433896" calcext:value-type="float">
            <text:p>0.35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633364969181821" calcext:value-type="float">
            <text:p>0.63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50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196" calcext:value-type="float">
            <text:p>196</text:p>
          </table:table-cell>
          <table:table-cell table:style-name="ce26" office:value-type="float" office:value="39" calcext:value-type="float">
            <text:p>39</text:p>
          </table:table-cell>
          <table:table-cell table:style-name="ce36" table:formula="of:=[.P6]+[.Q6]" office:value-type="float" office:value="235" calcext:value-type="float">
            <text:p>235</text:p>
          </table:table-cell>
          <table:table-cell table:style-name="ce16"/>
          <table:table-cell table:formula="of:=[.R6]*[.$W$12]*[.$W$10]-[.Q6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8288634513683" calcext:value-type="float">
            <text:p>15.83</text:p>
          </table:table-cell>
          <table:table-cell table:formula="of:=2*PI()*[.O5]/60*[.T5]/[.Z6]" office:value-type="float" office:value="2461.05786585366" calcext:value-type="float">
            <text:p>2461.06</text:p>
          </table:table-cell>
          <table:table-cell table:formula="of:=2*PI()*[.$O5]/60*[.$B$18]/[.$B$19]/[.$B$24]" office:value-type="float" office:value="19.4189149558023" calcext:value-type="float">
            <text:p>19.42</text:p>
          </table:table-cell>
          <table:table-cell table:formula="of:=2*PI()*[.$O5]/60*[.$T5]/[.AB6]" office:value-type="float" office:value="2006.07237804878" calcext:value-type="float">
            <text:p>2006.07</text:p>
          </table:table-cell>
          <table:table-cell table:formula="of:=2*PI()*[.$O5]/60*[.$B$18]/[.$B$19]/[.$B$25]" office:value-type="float" office:value="22.9711554964979" calcext:value-type="float">
            <text:p>22.97</text:p>
          </table:table-cell>
          <table:table-cell table:formula="of:=2*PI()*[.$O5]/60*[.$T5]/[.AD6]" office:value-type="float" office:value="1695.855" calcext:value-type="float">
            <text:p>1695.86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4" office:value-type="float" office:value="200" calcext:value-type="float">
            <text:p>200</text:p>
          </table:table-cell>
          <table:table-cell table:style-name="ce24" table:formula="of:=2*PI()*[.A7]/60*[.B7]/1000" office:value-type="float" office:value="73.3038285837618" calcext:value-type="float">
            <text:p>73</text:p>
          </table:table-cell>
          <table:table-cell table:style-name="ce6" table:formula="of:=[.$I$26]*[.$I$21]*[.$A7]/60/2" office:value-type="float" office:value="208.406052343069" calcext:value-type="float">
            <text:p>208</text:p>
          </table:table-cell>
          <table:table-cell table:style-name="ce28" table:formula="of:=[.C7]/[.D7]" office:value-type="float" office:value="0.351735603451152" calcext:value-type="float">
            <text:p>0.35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199" calcext:value-type="float">
            <text:p>199</text:p>
          </table:table-cell>
          <table:table-cell table:style-name="ce26" office:value-type="float" office:value="45" calcext:value-type="float">
            <text:p>45</text:p>
          </table:table-cell>
          <table:table-cell table:style-name="ce36" table:formula="of:=[.P7]+[.Q7]" office:value-type="float" office:value="244" calcext:value-type="float">
            <text:p>244</text:p>
          </table:table-cell>
          <table:table-cell table:style-name="ce16"/>
          <table:table-cell table:formula="of:=[.R7]*[.$W$12]*[.$W$10]-[.Q7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9.7860793142104" calcext:value-type="float">
            <text:p>19.79</text:p>
          </table:table-cell>
          <table:table-cell table:formula="of:=2*PI()*[.O6]/60*[.T6]/[.Z7]" office:value-type="float" office:value="2593.37280487805" calcext:value-type="float">
            <text:p>2593.37</text:p>
          </table:table-cell>
          <table:table-cell table:formula="of:=2*PI()*[.$O6]/60*[.$B$18]/[.$B$19]/[.$B$24]" office:value-type="float" office:value="24.2736436947529" calcext:value-type="float">
            <text:p>24.27</text:p>
          </table:table-cell>
          <table:table-cell table:formula="of:=2*PI()*[.$O6]/60*[.$T6]/[.AB7]" office:value-type="float" office:value="2113.92573170732" calcext:value-type="float">
            <text:p>2113.93</text:p>
          </table:table-cell>
          <table:table-cell table:formula="of:=2*PI()*[.$O6]/60*[.$B$18]/[.$B$19]/[.$B$25]" office:value-type="float" office:value="28.7139443706224" calcext:value-type="float">
            <text:p>28.71</text:p>
          </table:table-cell>
          <table:table-cell table:formula="of:=2*PI()*[.$O6]/60*[.$T6]/[.AD7]" office:value-type="float" office:value="1787.03" calcext:value-type="float">
            <text:p>1787.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table:formula="of:=2*PI()*[.A8]/60*[.B8]/1000" office:value-type="float" office:value="83.3569250752492" calcext:value-type="float">
            <text:p>83</text:p>
          </table:table-cell>
          <table:table-cell table:style-name="ce24" table:formula="of:=[.$I$26]*[.$I$21]*[.$A8]/60/2" office:value-type="float" office:value="238.178345534936" calcext:value-type="float">
            <text:p>238</text:p>
          </table:table-cell>
          <table:table-cell table:style-name="ce47" table:formula="of:=[.C8]/[.D8]" office:value-type="float" office:value="0.34997692543389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0.95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200" calcext:value-type="float">
            <text:p>200</text:p>
          </table:table-cell>
          <table:table-cell table:style-name="ce26" office:value-type="float" office:value="52" calcext:value-type="float">
            <text:p>52</text:p>
          </table:table-cell>
          <table:table-cell table:style-name="ce36" table:formula="of:=[.P8]+[.Q8]" office:value-type="float" office:value="252" calcext:value-type="float">
            <text:p>252</text:p>
          </table:table-cell>
          <table:table-cell table:style-name="ce16"/>
          <table:table-cell table:formula="of:=[.R8]*[.$W$12]*[.$W$10]-[.Q8]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3.7432951770524" calcext:value-type="float">
            <text:p>23.74</text:p>
          </table:table-cell>
          <table:table-cell table:formula="of:=2*PI()*[.O7]/60*[.T7]/[.Z8]" office:value-type="float" office:value="2633.06728658537" calcext:value-type="float">
            <text:p>2633.07</text:p>
          </table:table-cell>
          <table:table-cell table:formula="of:=2*PI()*[.$O7]/60*[.$B$18]/[.$B$19]/[.$B$24]" office:value-type="float" office:value="29.1283724337035" calcext:value-type="float">
            <text:p>29.13</text:p>
          </table:table-cell>
          <table:table-cell table:formula="of:=2*PI()*[.$O7]/60*[.$T7]/[.AB8]" office:value-type="float" office:value="2146.28173780488" calcext:value-type="float">
            <text:p>2146.28</text:p>
          </table:table-cell>
          <table:table-cell table:formula="of:=2*PI()*[.$O7]/60*[.$B$18]/[.$B$19]/[.$B$25]" office:value-type="float" office:value="34.4567332447468" calcext:value-type="float">
            <text:p>34.46</text:p>
          </table:table-cell>
          <table:table-cell table:formula="of:=2*PI()*[.$O7]/60*[.$T7]/[.AD8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97" calcext:value-type="float">
            <text:p>197</text:p>
          </table:table-cell>
          <table:table-cell table:style-name="ce24" table:formula="of:=2*PI()*[.A9]/60*[.B9]/1000" office:value-type="float" office:value="92.8340629135784" calcext:value-type="float">
            <text:p>93</text:p>
          </table:table-cell>
          <table:table-cell table:style-name="ce24" table:formula="of:=[.$I$26]*[.$I$21]*[.$A9]/60/2" office:value-type="float" office:value="267.950638726803" calcext:value-type="float">
            <text:p>268</text:p>
          </table:table-cell>
          <table:table-cell table:style-name="ce47" table:formula="of:=[.C9]/[.D9]" office:value-type="float" office:value="0.346459569399385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99" calcext:value-type="float">
            <text:p>199</text:p>
          </table:table-cell>
          <table:table-cell table:style-name="ce26" office:value-type="float" office:value="60" calcext:value-type="float">
            <text:p>60</text:p>
          </table:table-cell>
          <table:table-cell table:style-name="ce36" table:formula="of:=[.P9]+[.Q9]" office:value-type="float" office:value="259" calcext:value-type="float">
            <text:p>259</text:p>
          </table:table-cell>
          <table:table-cell table:style-name="ce16"/>
          <table:table-cell table:formula="of:=[.R9]*[.$W$12]*[.$W$10]-[.Q9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7.7005110398945" calcext:value-type="float">
            <text:p>27.7</text:p>
          </table:table-cell>
          <table:table-cell table:formula="of:=2*PI()*[.O8]/60*[.T8]/[.Z9]" office:value-type="float" office:value="2646.2987804878" calcext:value-type="float">
            <text:p>2646.3</text:p>
          </table:table-cell>
          <table:table-cell table:formula="of:=2*PI()*[.$O8]/60*[.$B$18]/[.$B$19]/[.$B$24]" office:value-type="float" office:value="33.9831011726541" calcext:value-type="float">
            <text:p>33.98</text:p>
          </table:table-cell>
          <table:table-cell table:formula="of:=2*PI()*[.$O8]/60*[.$T8]/[.AB9]" office:value-type="float" office:value="2157.06707317073" calcext:value-type="float">
            <text:p>2157.07</text:p>
          </table:table-cell>
          <table:table-cell table:formula="of:=2*PI()*[.$O8]/60*[.$B$18]/[.$B$19]/[.$B$25]" office:value-type="float" office:value="40.1995221188713" calcext:value-type="float">
            <text:p>40.2</text:p>
          </table:table-cell>
          <table:table-cell table:formula="of:=2*PI()*[.$O8]/60*[.$T8]/[.AD9]" office:value-type="float" office:value="1823.5" calcext:value-type="float">
            <text:p>1823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table:formula="of:=2*PI()*[.A10]/60*[.B10]/1000" office:value-type="float" office:value="102.101761241668" calcext:value-type="float">
            <text:p>102</text:p>
          </table:table-cell>
          <table:table-cell table:style-name="ce24" table:formula="of:=[.$I$26]*[.$I$21]*[.$A10]/60/2" office:value-type="float" office:value="297.72293191867" calcext:value-type="float">
            <text:p>298</text:p>
          </table:table-cell>
          <table:table-cell table:style-name="ce47" table:formula="of:=[.C10]/[.D10]" office:value-type="float" office:value="0.342942213364873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346.6" office:value-type="float" office:value="220.066666666667" calcext:value-type="float">
            <text:p>220.1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572 mm, 1462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97" calcext:value-type="float">
            <text:p>197</text:p>
          </table:table-cell>
          <table:table-cell table:style-name="ce26" office:value-type="float" office:value="69" calcext:value-type="float">
            <text:p>69</text:p>
          </table:table-cell>
          <table:table-cell table:style-name="ce36" table:formula="of:=[.P10]+[.Q10]" office:value-type="float" office:value="266" calcext:value-type="float">
            <text:p>266</text:p>
          </table:table-cell>
          <table:table-cell table:style-name="ce16"/>
          <table:table-cell table:formula="of:=[.R10]*[.$W$12]*[.$W$10]-[.Q10]" office:value-type="float" office:value="197" calcext:value-type="float">
            <text:p>19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1.6577269027366" calcext:value-type="float">
            <text:p>31.66</text:p>
          </table:table-cell>
          <table:table-cell table:formula="of:=2*PI()*[.O9]/60*[.T9]/[.Z10]" office:value-type="float" office:value="2633.06728658537" calcext:value-type="float">
            <text:p>2633.07</text:p>
          </table:table-cell>
          <table:table-cell table:formula="of:=2*PI()*[.$O9]/60*[.$B$18]/[.$B$19]/[.$B$24]" office:value-type="float" office:value="38.8378299116047" calcext:value-type="float">
            <text:p>38.84</text:p>
          </table:table-cell>
          <table:table-cell table:formula="of:=2*PI()*[.$O9]/60*[.$T9]/[.AB10]" office:value-type="float" office:value="2146.28173780488" calcext:value-type="float">
            <text:p>2146.28</text:p>
          </table:table-cell>
          <table:table-cell table:formula="of:=2*PI()*[.$O9]/60*[.$B$18]/[.$B$19]/[.$B$25]" office:value-type="float" office:value="45.9423109929958" calcext:value-type="float">
            <text:p>45.94</text:p>
          </table:table-cell>
          <table:table-cell table:formula="of:=2*PI()*[.$O9]/60*[.$T9]/[.AD10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187" calcext:value-type="float">
            <text:p>187</text:p>
          </table:table-cell>
          <table:table-cell table:style-name="ce24" table:formula="of:=2*PI()*[.A11]/60*[.B11]/1000" office:value-type="float" office:value="107.70426814057" calcext:value-type="float">
            <text:p>108</text:p>
          </table:table-cell>
          <table:table-cell table:style-name="ce24" table:formula="of:=[.$I$26]*[.$I$21]*[.$A11]/60/2" office:value-type="float" office:value="327.495225110537" calcext:value-type="float">
            <text:p>327</text:p>
          </table:table-cell>
          <table:table-cell table:style-name="ce47" table:formula="of:=[.C11]/[.D11]" office:value-type="float" office:value="0.328872789226827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195" calcext:value-type="float">
            <text:p>195</text:p>
          </table:table-cell>
          <table:table-cell table:style-name="ce26" office:value-type="float" office:value="79" calcext:value-type="float">
            <text:p>79</text:p>
          </table:table-cell>
          <table:table-cell table:style-name="ce36" table:formula="of:=[.P11]+[.Q11]" office:value-type="float" office:value="274" calcext:value-type="float">
            <text:p>274</text:p>
          </table:table-cell>
          <table:table-cell table:style-name="ce16"/>
          <table:table-cell table:formula="of:=[.R11]*[.$W$12]*[.$W$10]-[.Q11]" office:value-type="float" office:value="195" calcext:value-type="float">
            <text:p>1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5.6149427655787" calcext:value-type="float">
            <text:p>35.61</text:p>
          </table:table-cell>
          <table:table-cell table:formula="of:=2*PI()*[.O10]/60*[.T10]/[.Z11]" office:value-type="float" office:value="2606.60429878049" calcext:value-type="float">
            <text:p>2606.6</text:p>
          </table:table-cell>
          <table:table-cell table:formula="of:=2*PI()*[.$O10]/60*[.$B$18]/[.$B$19]/[.$B$24]" office:value-type="float" office:value="43.6925586505553" calcext:value-type="float">
            <text:p>43.69</text:p>
          </table:table-cell>
          <table:table-cell table:formula="of:=2*PI()*[.$O10]/60*[.$T10]/[.AB11]" office:value-type="float" office:value="2124.71106707317" calcext:value-type="float">
            <text:p>2124.71</text:p>
          </table:table-cell>
          <table:table-cell table:formula="of:=2*PI()*[.$O10]/60*[.$B$18]/[.$B$19]/[.$B$25]" office:value-type="float" office:value="51.6850998671203" calcext:value-type="float">
            <text:p>51.69</text:p>
          </table:table-cell>
          <table:table-cell table:formula="of:=2*PI()*[.$O10]/60*[.$T10]/[.AD11]" office:value-type="float" office:value="1796.1475" calcext:value-type="float">
            <text:p>1796.1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175" calcext:value-type="float">
            <text:p>175</text:p>
          </table:table-cell>
          <table:table-cell table:style-name="ce8" table:formula="of:=2*PI()*[.A12]/60*[.B12]/1000" office:value-type="float" office:value="109.955742875643" calcext:value-type="float">
            <text:p>110</text:p>
          </table:table-cell>
          <table:table-cell table:style-name="ce6" table:formula="of:=[.$I$26]*[.$I$21]*[.$A12]/60/2" office:value-type="float" office:value="357.267518302404" calcext:value-type="float">
            <text:p>357</text:p>
          </table:table-cell>
          <table:table-cell table:style-name="ce19" table:formula="of:=[.C12]/[.D12]" office:value-type="float" office:value="0.307768653019758" calcext:value-type="float">
            <text:p>0.31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187" calcext:value-type="float">
            <text:p>187</text:p>
          </table:table-cell>
          <table:table-cell table:style-name="ce26" office:value-type="float" office:value="91" calcext:value-type="float">
            <text:p>91</text:p>
          </table:table-cell>
          <table:table-cell table:style-name="ce36" table:formula="of:=[.P12]+[.Q12]" office:value-type="float" office:value="278" calcext:value-type="float">
            <text:p>278</text:p>
          </table:table-cell>
          <table:table-cell table:style-name="ce16"/>
          <table:table-cell table:formula="of:=[.R12]*[.$W$12]*[.$W$10]-[.Q12]" office:value-type="float" office:value="187" calcext:value-type="float">
            <text:p>187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9.5721586284207" calcext:value-type="float">
            <text:p>39.57</text:p>
          </table:table-cell>
          <table:table-cell table:formula="of:=2*PI()*[.O11]/60*[.T11]/[.Z12]" office:value-type="float" office:value="2580.14131097561" calcext:value-type="float">
            <text:p>2580.14</text:p>
          </table:table-cell>
          <table:table-cell table:formula="of:=2*PI()*[.$O11]/60*[.$B$18]/[.$B$19]/[.$B$24]" office:value-type="float" office:value="48.5472873895059" calcext:value-type="float">
            <text:p>48.55</text:p>
          </table:table-cell>
          <table:table-cell table:formula="of:=2*PI()*[.$O11]/60*[.$T11]/[.AB12]" office:value-type="float" office:value="2103.14039634146" calcext:value-type="float">
            <text:p>2103.14</text:p>
          </table:table-cell>
          <table:table-cell table:formula="of:=2*PI()*[.$O11]/60*[.$B$18]/[.$B$19]/[.$B$25]" office:value-type="float" office:value="57.4278887412447" calcext:value-type="float">
            <text:p>57.43</text:p>
          </table:table-cell>
          <table:table-cell table:formula="of:=2*PI()*[.$O11]/60*[.$T11]/[.AD12]" office:value-type="float" office:value="1777.9125" calcext:value-type="float">
            <text:p>1777.91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160" calcext:value-type="float">
            <text:p>160</text:p>
          </table:table-cell>
          <table:table-cell table:style-name="ce24" table:formula="of:=2*PI()*[.A13]/60*[.B13]/1000" office:value-type="float" office:value="108.908545324446" calcext:value-type="float">
            <text:p>109</text:p>
          </table:table-cell>
          <table:table-cell table:style-name="ce6" table:formula="of:=[.$I$26]*[.$I$21]*[.$A13]/60/2" office:value-type="float" office:value="387.039811494272" calcext:value-type="float">
            <text:p>387</text:p>
          </table:table-cell>
          <table:table-cell table:style-name="ce19" table:formula="of:=[.C13]/[.D13]" office:value-type="float" office:value="0.281388482760922" calcext:value-type="float">
            <text:p>0.28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175" calcext:value-type="float">
            <text:p>175</text:p>
          </table:table-cell>
          <table:table-cell table:style-name="ce26" office:value-type="float" office:value="105" calcext:value-type="float">
            <text:p>105</text:p>
          </table:table-cell>
          <table:table-cell table:style-name="ce36" table:formula="of:=[.P13]+[.Q13]" office:value-type="float" office:value="280" calcext:value-type="float">
            <text:p>280</text:p>
          </table:table-cell>
          <table:table-cell table:style-name="ce16"/>
          <table:table-cell table:formula="of:=[.R13]*[.$W$12]*[.$W$10]-[.Q13]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3.5293744912628" calcext:value-type="float">
            <text:p>43.53</text:p>
          </table:table-cell>
          <table:table-cell table:formula="of:=2*PI()*[.O12]/60*[.T12]/[.Z13]" office:value-type="float" office:value="2474.2893597561" calcext:value-type="float">
            <text:p>2474.29</text:p>
          </table:table-cell>
          <table:table-cell table:formula="of:=2*PI()*[.$O12]/60*[.$B$18]/[.$B$19]/[.$B$24]" office:value-type="float" office:value="53.4020161284564" calcext:value-type="float">
            <text:p>53.4</text:p>
          </table:table-cell>
          <table:table-cell table:formula="of:=2*PI()*[.$O12]/60*[.$T12]/[.AB13]" office:value-type="float" office:value="2016.85771341463" calcext:value-type="float">
            <text:p>2016.86</text:p>
          </table:table-cell>
          <table:table-cell table:formula="of:=2*PI()*[.$O12]/60*[.$B$18]/[.$B$19]/[.$B$25]" office:value-type="float" office:value="63.1706776153692" calcext:value-type="float">
            <text:p>63.17</text:p>
          </table:table-cell>
          <table:table-cell table:formula="of:=2*PI()*[.$O12]/60*[.$T12]/[.AD13]" office:value-type="float" office:value="1704.9725" calcext:value-type="float">
            <text:p>1704.97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160" calcext:value-type="float">
            <text:p>160</text:p>
          </table:table-cell>
          <table:table-cell table:style-name="ce26" office:value-type="float" office:value="122" calcext:value-type="float">
            <text:p>122</text:p>
          </table:table-cell>
          <table:table-cell table:style-name="ce36" table:formula="of:=[.P14]+[.Q14]" office:value-type="float" office:value="282" calcext:value-type="float">
            <text:p>282</text:p>
          </table:table-cell>
          <table:table-cell table:style-name="ce16"/>
          <table:table-cell table:formula="of:=[.R14]*[.$W$12]*[.$W$10]-[.Q14]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7.4865903541049" calcext:value-type="float">
            <text:p>47.49</text:p>
          </table:table-cell>
          <table:table-cell table:formula="of:=2*PI()*[.O13]/60*[.T13]/[.Z14]" office:value-type="float" office:value="2315.51143292683" calcext:value-type="float">
            <text:p>2315.51</text:p>
          </table:table-cell>
          <table:table-cell table:formula="of:=2*PI()*[.$O13]/60*[.$B$18]/[.$B$19]/[.$B$24]" office:value-type="float" office:value="58.256744867407" calcext:value-type="float">
            <text:p>58.26</text:p>
          </table:table-cell>
          <table:table-cell table:formula="of:=2*PI()*[.$O13]/60*[.$T13]/[.AB14]" office:value-type="float" office:value="1887.43368902439" calcext:value-type="float">
            <text:p>1887.43</text:p>
          </table:table-cell>
          <table:table-cell table:formula="of:=2*PI()*[.$O13]/60*[.$B$18]/[.$B$19]/[.$B$25]" office:value-type="float" office:value="68.9134664894937" calcext:value-type="float">
            <text:p>68.91</text:p>
          </table:table-cell>
          <table:table-cell table:formula="of:=2*PI()*[.$O13]/60*[.$T13]/[.AD14]" office:value-type="float" office:value="1595.5625" calcext:value-type="float">
            <text:p>1595.56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135" calcext:value-type="float">
            <text:p>135</text:p>
          </table:table-cell>
          <table:table-cell table:style-name="ce26" office:value-type="float" office:value="142" calcext:value-type="float">
            <text:p>142</text:p>
          </table:table-cell>
          <table:table-cell table:style-name="ce36" table:formula="of:=[.P15]+[.Q15]" office:value-type="float" office:value="277" calcext:value-type="float">
            <text:p>277</text:p>
          </table:table-cell>
          <table:table-cell table:style-name="ce16"/>
          <table:table-cell table:formula="of:=[.R15]*[.$W$12]*[.$W$10]-[.Q15]"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51.443806216947" calcext:value-type="float">
            <text:p>51.44</text:p>
          </table:table-cell>
          <table:table-cell table:formula="of:=2*PI()*[.O14]/60*[.T14]/[.Z15]" office:value-type="float" office:value="2117.03902439024" calcext:value-type="float">
            <text:p>2117.04</text:p>
          </table:table-cell>
          <table:table-cell table:formula="of:=2*PI()*[.$O14]/60*[.$B$18]/[.$B$19]/[.$B$24]" office:value-type="float" office:value="63.1114736063576" calcext:value-type="float">
            <text:p>63.11</text:p>
          </table:table-cell>
          <table:table-cell table:formula="of:=2*PI()*[.$O14]/60*[.$T14]/[.AB15]" office:value-type="float" office:value="1725.65365853659" calcext:value-type="float">
            <text:p>1725.65</text:p>
          </table:table-cell>
          <table:table-cell table:formula="of:=2*PI()*[.$O14]/60*[.$B$18]/[.$B$19]/[.$B$25]" office:value-type="float" office:value="74.6562553636182" calcext:value-type="float">
            <text:p>74.66</text:p>
          </table:table-cell>
          <table:table-cell table:formula="of:=2*PI()*[.$O14]/60*[.$T14]/[.AD15]" office:value-type="float" office:value="1458.8" calcext:value-type="float">
            <text:p>1458.8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100" calcext:value-type="float">
            <text:p>100</text:p>
          </table:table-cell>
          <table:table-cell table:style-name="ce26" office:value-type="float" office:value="165" calcext:value-type="float">
            <text:p>165</text:p>
          </table:table-cell>
          <table:table-cell table:style-name="ce36" table:formula="of:=[.P16]+[.Q16]" office:value-type="float" office:value="265" calcext:value-type="float">
            <text:p>265</text:p>
          </table:table-cell>
          <table:table-cell table:style-name="ce16"/>
          <table:table-cell table:formula="of:=[.R16]*[.$W$12]*[.$W$10]-[.Q16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5.401022079789" calcext:value-type="float">
            <text:p>55.4</text:p>
          </table:table-cell>
          <table:table-cell table:formula="of:=2*PI()*[.O15]/60*[.T15]/[.Z16]" office:value-type="float" office:value="1786.25167682927" calcext:value-type="float">
            <text:p>1786.25</text:p>
          </table:table-cell>
          <table:table-cell table:formula="of:=2*PI()*[.$O15]/60*[.$B$18]/[.$B$19]/[.$B$24]" office:value-type="float" office:value="67.9662023453082" calcext:value-type="float">
            <text:p>67.97</text:p>
          </table:table-cell>
          <table:table-cell table:formula="of:=2*PI()*[.$O15]/60*[.$T15]/[.AB16]" office:value-type="float" office:value="1456.02027439024" calcext:value-type="float">
            <text:p>1456.02</text:p>
          </table:table-cell>
          <table:table-cell table:formula="of:=2*PI()*[.$O15]/60*[.$B$18]/[.$B$19]/[.$B$25]" office:value-type="float" office:value="80.3990442377426" calcext:value-type="float">
            <text:p>80.4</text:p>
          </table:table-cell>
          <table:table-cell table:formula="of:=2*PI()*[.$O15]/60*[.$T15]/[.AD16]" office:value-type="float" office:value="1230.8625" calcext:value-type="float">
            <text:p>1230.86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style-name="ce36" table:formula="of:=[.P17]+[.Q17]" office:value-type="float" office:value="246" calcext:value-type="float">
            <text:p>246</text:p>
          </table:table-cell>
          <table:table-cell table:style-name="ce16"/>
          <table:table-cell table:formula="of:=[.R17]*[.$W$12]*[.$W$10]-[.Q17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9.3582379426311" calcext:value-type="float">
            <text:p>59.36</text:p>
          </table:table-cell>
          <table:table-cell table:formula="of:=2*PI()*[.O16]/60*[.T16]/[.Z17]" office:value-type="float" office:value="1323.1493902439" calcext:value-type="float">
            <text:p>1323.15</text:p>
          </table:table-cell>
          <table:table-cell table:formula="of:=2*PI()*[.$O16]/60*[.$B$18]/[.$B$19]/[.$B$24]" office:value-type="float" office:value="72.8209310842588" calcext:value-type="float">
            <text:p>72.82</text:p>
          </table:table-cell>
          <table:table-cell table:formula="of:=2*PI()*[.$O16]/60*[.$T16]/[.AB17]" office:value-type="float" office:value="1078.53353658537" calcext:value-type="float">
            <text:p>1078.53</text:p>
          </table:table-cell>
          <table:table-cell table:formula="of:=2*PI()*[.$O16]/60*[.$B$18]/[.$B$19]/[.$B$25]" office:value-type="float" office:value="86.1418331118671" calcext:value-type="float">
            <text:p>86.14</text:p>
          </table:table-cell>
          <table:table-cell table:formula="of:=2*PI()*[.$O16]/60*[.$T16]/[.AD17]" office:value-type="float" office:value="911.75" calcext:value-type="float">
            <text:p>911.75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28" calcext:value-type="float">
            <text:p>0.328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36" table:formula="of:=[.P18]+[.Q18]" office:value-type="float" office:value="220" calcext:value-type="float">
            <text:p>220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3.3154538054732" calcext:value-type="float">
            <text:p>63.32</text:p>
          </table:table-cell>
          <table:table-cell table:formula="of:=2*PI()*[.O17]/60*[.T17]/[.Z18]" office:value-type="float" office:value="727.732164634146" calcext:value-type="float">
            <text:p>727.73</text:p>
          </table:table-cell>
          <table:table-cell table:formula="of:=2*PI()*[.$O17]/60*[.$B$18]/[.$B$19]/[.$B$24]" office:value-type="float" office:value="77.6756598232094" calcext:value-type="float">
            <text:p>77.68</text:p>
          </table:table-cell>
          <table:table-cell table:formula="of:=2*PI()*[.$O17]/60*[.$T17]/[.AB18]" office:value-type="float" office:value="593.193445121951" calcext:value-type="float">
            <text:p>593.19</text:p>
          </table:table-cell>
          <table:table-cell table:formula="of:=2*PI()*[.$O17]/60*[.$B$18]/[.$B$19]/[.$B$25]" office:value-type="float" office:value="91.8846219859916" calcext:value-type="float">
            <text:p>91.88</text:p>
          </table:table-cell>
          <table:table-cell table:formula="of:=2*PI()*[.$O17]/60*[.$T17]/[.AD18]" office:value-type="float" office:value="501.4625" calcext:value-type="float">
            <text:p>501.46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47" calcext:value-type="float">
            <text:p>3.64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984" calcext:value-type="float">
            <text:p>1.984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67.2726696683152" calcext:value-type="float">
            <text:p>67.27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82.5303885621599" calcext:value-type="float">
            <text:p>82.53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97.627410860116" calcext:value-type="float">
            <text:p>97.63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8" calcext:value-type="float">
            <text:p>3.780</text:p>
          </table:table-cell>
          <table:table-cell/>
          <table:table-cell table:formula="of:=2*PI()*[.$B$17]/60*[.$B$18]/[.$B$19]/[.$B20]*3.6" office:value-type="float" office:value="53.8181357346522" calcext:value-type="float">
            <text:p>53.8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37928398060013" calcext:value-type="float">
            <text:p>2.38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7" calcext:value-type="float">
            <text:p>2.270</text:p>
          </table:table-cell>
          <table:table-cell/>
          <table:table-cell table:formula="of:=2*PI()*[.$B$17]/60*[.$B$18]/[.$B$19]/[.$B21]*3.6" office:value-type="float" office:value="89.6178647916235" calcext:value-type="float">
            <text:p>89.62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96197949192445" calcext:value-type="float">
            <text:p>3.96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52" calcext:value-type="float">
            <text:p>1.520</text:p>
          </table:table-cell>
          <table:table-cell/>
          <table:table-cell table:formula="of:=2*PI()*[.$B$17]/60*[.$B$18]/[.$B$19]/[.$B22]*3.6" office:value-type="float" office:value="133.837205971701" calcext:value-type="float">
            <text:p>133.84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91690358333454" calcext:value-type="float">
            <text:p>5.92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9" calcext:value-type="float">
            <text:p>1.190</text:p>
          </table:table-cell>
          <table:table-cell/>
          <table:table-cell table:formula="of:=2*PI()*[.$B$17]/60*[.$B$18]/[.$B$19]/[.$B23]*3.6" office:value-type="float" office:value="170.951725274778" calcext:value-type="float">
            <text:p>170.9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55772558543571" calcext:value-type="float">
            <text:p>7.56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97" calcext:value-type="float">
            <text:p>0.970</text:p>
          </table:table-cell>
          <table:table-cell/>
          <table:table-cell table:formula="of:=2*PI()*[.$B$17]/60*[.$B$18]/[.$B$19]/[.$B24]*3.6" office:value-type="float" office:value="209.724281522665" calcext:value-type="float">
            <text:p>209.72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27184891409123" calcext:value-type="float">
            <text:p>9.2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2" calcext:value-type="float">
            <text:p>0.820</text:p>
          </table:table-cell>
          <table:table-cell/>
          <table:table-cell table:formula="of:=2*PI()*[.$B$17]/60*[.$B$18]/[.$B$19]/[.$B25]*3.6" office:value-type="float" office:value="248.088479362177" calcext:value-type="float">
            <text:p>248.09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0.9679188374006" calcext:value-type="float">
            <text:p>10.97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6" calcext:value-type="float">
            <text:p>3.6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53994619957933" calcext:value-type="float">
            <text:p>0.15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50" calcext:value-type="float">
            <text:p>3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20" table:formula="of:=[.$AB$21]+[.$W$10]*[.$AB$22]*[.AD28]^2" office:value-type="float" office:value="358.32" calcext:value-type="float">
            <text:p>35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8" calcext:value-type="float">
            <text:p>8</text:p>
          </table:table-cell>
          <table:table-cell table:style-name="ce20" table:formula="of:=[.$AB$21]+[.$W$10]*[.$AB$22]*[.AD29]^2" office:value-type="float" office:value="383.28" calcext:value-type="float">
            <text:p>383.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2" calcext:value-type="float">
            <text:p>12</text:p>
          </table:table-cell>
          <table:table-cell table:style-name="ce20" table:formula="of:=[.$AB$21]+[.$W$10]*[.$AB$22]*[.AD30]^2" office:value-type="float" office:value="424.88" calcext:value-type="float">
            <text:p>424.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16" calcext:value-type="float">
            <text:p>16</text:p>
          </table:table-cell>
          <table:table-cell table:style-name="ce20" table:formula="of:=[.$AB$21]+[.$W$10]*[.$AB$22]*[.AD31]^2" office:value-type="float" office:value="483.12" calcext:value-type="float">
            <text:p>483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2]^2" office:value-type="float" office:value="558" calcext:value-type="float">
            <text:p>5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4" calcext:value-type="float">
            <text:p>24</text:p>
          </table:table-cell>
          <table:table-cell table:style-name="ce20" table:formula="of:=[.$AB$21]+[.$W$10]*[.$AB$22]*[.AD33]^2" office:value-type="float" office:value="649.52" calcext:value-type="float">
            <text:p>649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style-name="ce20" table:formula="of:=[.$AB$21]+[.$W$10]*[.$AB$22]*[.AD34]^2" office:value-type="float" office:value="757.68" calcext:value-type="float">
            <text:p>757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2" calcext:value-type="float">
            <text:p>32</text:p>
          </table:table-cell>
          <table:table-cell table:style-name="ce20" table:formula="of:=[.$AB$21]+[.$W$10]*[.$AB$22]*[.AD35]^2" office:value-type="float" office:value="882.48" calcext:value-type="float">
            <text:p>882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6" calcext:value-type="float">
            <text:p>36</text:p>
          </table:table-cell>
          <table:table-cell table:style-name="ce20" table:formula="of:=[.$AB$21]+[.$W$10]*[.$AB$22]*[.AD36]^2" office:value-type="float" office:value="1023.92" calcext:value-type="float">
            <text:p>1023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7]^2" office:value-type="float" office:value="1182" calcext:value-type="float">
            <text:p>11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style-name="ce20" table:formula="of:=[.$AB$21]+[.$W$10]*[.$AB$22]*[.AD38]^2" office:value-type="float" office:value="1356.72" calcext:value-type="float">
            <text:p>1356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style-name="ce20" table:formula="of:=[.$AB$21]+[.$W$10]*[.$AB$22]*[.AD39]^2" office:value-type="float" office:value="1548.08" calcext:value-type="float">
            <text:p>1548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style-name="ce20" table:formula="of:=[.$AB$21]+[.$W$10]*[.$AB$22]*[.AD40]^2" office:value-type="float" office:value="1756.08" calcext:value-type="float">
            <text:p>1756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style-name="ce20" table:formula="of:=[.$AB$21]+[.$W$10]*[.$AB$22]*[.AD41]^2" office:value-type="float" office:value="1980.72" calcext:value-type="float">
            <text:p>1980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42]^2" office:value-type="float" office:value="2222" calcext:value-type="float">
            <text:p>22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style-name="ce20" table:formula="of:=[.$AB$21]+[.$W$10]*[.$AB$22]*[.AD43]^2" office:value-type="float" office:value="2479.92" calcext:value-type="float">
            <text:p>2479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8" calcext:value-type="float">
            <text:p>68</text:p>
          </table:table-cell>
          <table:table-cell table:style-name="ce20" table:formula="of:=[.$AB$21]+[.$W$10]*[.$AB$22]*[.AD44]^2" office:value-type="float" office:value="2754.48" calcext:value-type="float">
            <text:p>2754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2" calcext:value-type="float">
            <text:p>72</text:p>
          </table:table-cell>
          <table:table-cell table:style-name="ce20" table:formula="of:=[.$AB$21]+[.$W$10]*[.$AB$22]*[.AD45]^2" office:value-type="float" office:value="3045.68" calcext:value-type="float">
            <text:p>3045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6" calcext:value-type="float">
            <text:p>76</text:p>
          </table:table-cell>
          <table:table-cell table:style-name="ce20" table:formula="of:=[.$AB$21]+[.$W$10]*[.$AB$22]*[.AD46]^2" office:value-type="float" office:value="3353.52" calcext:value-type="float">
            <text:p>3353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7]^2" office:value-type="float" office:value="3678" calcext:value-type="float">
            <text:p>3678.0</text:p>
          </table:table-cell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amaro" table:style-name="ta1">
        <office:forms form:automatic-focus="false" form:apply-design-mode="false"/>
        <table:shapes>
          <draw:frame draw:z-index="0" draw:style-name="gr2" draw:text-style-name="P3" svg:width="271.81mm" svg:height="149.08mm" svg:x="0.28mm" svg:y="118.47mm">
            <draw:object draw:notify-on-update-of-ranges="Camaro.B17:Camaro.C17 Camaro.A20:Camaro.A20 Camaro.D20:Camaro.E20 Camaro.B17:Camaro.C17 Camaro.A21:Camaro.A21 Camaro.D21:Camaro.E21 Camaro.B17:Camaro.C17 Camaro.A22:Camaro.A22 Camaro.D22:Camaro.E22 Camaro.B17:Camaro.C17 Camaro.A23:Camaro.A23 Camaro.D23:Camaro.E23 Camaro.B17:Camaro.C17 Camaro.A24:Camaro.A24 Camaro.D24:Camaro.E24 Camaro.B17:Camaro.C17 Camaro.A25:Camaro.A25 Camaro.D25:Camaro.E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3" svg:width="237.26mm" svg:height="180.36mm" svg:x="310.46mm" svg:y="81.27mm">
            <draw:object draw:notify-on-update-of-ranges="Camaro.O2:Camaro.O18 Camaro.T2:Camaro.T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2" draw:text-style-name="P3" svg:width="272.35mm" svg:height="201.01mm" svg:x="725.63mm" svg:y="3.46mm">
            <draw:object draw:notify-on-update-of-ranges="Camaro.AD27:Camaro.AD47 Camaro.AF27:Camaro.AF27 Camaro.AE27:Camaro.AE47 Camaro.Z3:Camaro.Z19 Camaro.AF28:Camaro.AF28 Camaro.AA3:Camaro.AA19 Camaro.AB3:Camaro.AB19 Camaro.AF29:Camaro.AF29 Camaro.AC3:Camaro.AC19 Camaro.AD3:Camaro.AD19 Camaro.AF30:Camaro.AF30 Camaro.AE3:Camaro.AE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/>
          <table:table-cell office:value-type="string" calcext:value-type="string">
            <text:p>P245/40 R20</text:p>
          </table:table-cell>
          <table:table-cell table:formula="of:=20*2.54/2+24.5*0.4" office:value-type="float" office:value="35.2" calcext:value-type="float">
            <text:p>35.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3" calcext:value-type="float">
            <text:p>423</text:p>
          </table:table-cell>
          <table:table-cell table:style-name="ce6" table:formula="of:=2*PI()*[.A2]/60*[.B2]/1000" office:value-type="float" office:value="44.2964564156161" calcext:value-type="float">
            <text:p>44</text:p>
          </table:table-cell>
          <table:table-cell table:style-name="ce6" table:formula="of:=[.$I$26]*[.$I$21]*[.$A2]/60/2" office:value-type="float" office:value="184.936361540609" calcext:value-type="float">
            <text:p>185</text:p>
          </table:table-cell>
          <table:table-cell table:style-name="ce19" table:formula="of:=[.C2]/[.D2]" office:value-type="float" office:value="0.239522698762997" calcext:value-type="float">
            <text:p>0.2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275/35 R20</text:p>
          </table:table-cell>
          <table:table-cell table:formula="of:=20*2.54/2+27.5*0.35" office:value-type="float" office:value="35.025" calcext:value-type="float">
            <text:p>35.03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56" calcext:value-type="float">
            <text:p>356</text:p>
          </table:table-cell>
          <table:table-cell table:style-name="ce24" office:value-type="float" office:value="75" calcext:value-type="float">
            <text:p>75</text:p>
          </table:table-cell>
          <table:table-cell table:style-name="ce36" table:formula="of:=[.P2]+[.Q2]" office:value-type="float" office:value="431" calcext:value-type="float">
            <text:p>431</text:p>
          </table:table-cell>
          <table:table-cell table:style-name="ce16"/>
          <table:table-cell table:formula="of:=[.R2]*[.$W$12]*[.$W$10]-[.Q2]" office:value-type="float" office:value="356" calcext:value-type="float">
            <text:p>356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75" calcext:value-type="float">
            <text:p>475</text:p>
          </table:table-cell>
          <table:table-cell table:style-name="ce6" table:formula="of:=2*PI()*[.A3]/60*[.B3]/1000" office:value-type="float" office:value="74.6128255227576" calcext:value-type="float">
            <text:p>75</text:p>
          </table:table-cell>
          <table:table-cell table:style-name="ce6" table:formula="of:=[.$I$26]*[.$I$21]*[.$A3]/60/2" office:value-type="float" office:value="277.404542310914" calcext:value-type="float">
            <text:p>277</text:p>
          </table:table-cell>
          <table:table-cell table:style-name="ce19" table:formula="of:=[.C3]/[.D3]" office:value-type="float" office:value="0.268967569532916" calcext:value-type="float">
            <text:p>0.27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9.5" calcext:value-type="float">
            <text:p>79.5</text:p>
          </table:table-cell>
          <table:table-cell office:value-type="string" calcext:value-type="string">
            <text:p>N*m</text:p>
          </table:table-cell>
          <table:table-cell table:number-columns-repeated="2"/>
          <table:table-cell table:style-name="ce3" office:value-type="string" calcext:value-type="string">
            <text:p><text:s/>&gt; avg 35.1</text:p>
          </table:table-cell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423" calcext:value-type="float">
            <text:p>423</text:p>
          </table:table-cell>
          <table:table-cell table:style-name="ce24" office:value-type="float" office:value="84" calcext:value-type="float">
            <text:p>84</text:p>
          </table:table-cell>
          <table:table-cell table:style-name="ce36" table:formula="of:=[.P3]+[.Q3]" office:value-type="float" office:value="507" calcext:value-type="float">
            <text:p>507</text:p>
          </table:table-cell>
          <table:table-cell table:style-name="ce16"/>
          <table:table-cell table:formula="of:=[.R3]*[.$W$12]*[.$W$10]-[.Q3]" office:value-type="float" office:value="423" calcext:value-type="float">
            <text:p>423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4.9271627408848" calcext:value-type="float">
            <text:p>4.93</text:p>
          </table:table-cell>
          <table:table-cell table:formula="of:=2*PI()*[.O2]/60*[.T2]/[.Z3]" office:value-type="float" office:value="3783.1339031339" calcext:value-type="float">
            <text:p>3783.13</text:p>
          </table:table-cell>
          <table:table-cell table:formula="of:=2*PI()*[.$O2]/60*[.$B$18]/[.$B$19]/[.$B$24]" office:value-type="float" office:value="6.6583280282227" calcext:value-type="float">
            <text:p>6.66</text:p>
          </table:table-cell>
          <table:table-cell table:formula="of:=2*PI()*[.$O2]/60*[.$T2]/[.AB3]" office:value-type="float" office:value="2799.51908831909" calcext:value-type="float">
            <text:p>2799.52</text:p>
          </table:table-cell>
          <table:table-cell table:formula="of:=2*PI()*[.$O2]/60*[.$B$18]/[.$B$19]/[.$B$25]" office:value-type="float" office:value="9.85432548176959" calcext:value-type="float">
            <text:p>9.85</text:p>
          </table:table-cell>
          <table:table-cell table:formula="of:=2*PI()*[.$O2]/60*[.$T2]/[.AD3]" office:value-type="float" office:value="1891.56695156695" calcext:value-type="float">
            <text:p>1891.5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1" calcext:value-type="float">
            <text:p>521</text:p>
          </table:table-cell>
          <table:table-cell table:style-name="ce6" table:formula="of:=2*PI()*[.A4]/60*[.B4]/1000" office:value-type="float" office:value="109.117984834685" calcext:value-type="float">
            <text:p>109</text:p>
          </table:table-cell>
          <table:table-cell table:style-name="ce6" table:formula="of:=[.$I$26]*[.$I$21]*[.$A4]/60/2" office:value-type="float" office:value="369.872723081219" calcext:value-type="float">
            <text:p>370</text:p>
          </table:table-cell>
          <table:table-cell table:style-name="ce19" table:formula="of:=[.C4]/[.D4]" office:value-type="float" office:value="0.295014955213998" calcext:value-type="float">
            <text:p>0.30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6243.91539900971" calcext:value-type="float">
            <text:p>624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7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475" calcext:value-type="float">
            <text:p>475</text:p>
          </table:table-cell>
          <table:table-cell table:style-name="ce26" office:value-type="float" office:value="93" calcext:value-type="float">
            <text:p>93</text:p>
          </table:table-cell>
          <table:table-cell table:style-name="ce36" table:formula="of:=[.P4]+[.Q4]" office:value-type="float" office:value="568" calcext:value-type="float">
            <text:p>568</text:p>
          </table:table-cell>
          <table:table-cell table:style-name="ce16"/>
          <table:table-cell table:formula="of:=[.R4]*[.$W$12]*[.$W$10]-[.Q4]" office:value-type="float" office:value="475" calcext:value-type="float">
            <text:p>475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9.85432548176959" calcext:value-type="float">
            <text:p>9.85</text:p>
          </table:table-cell>
          <table:table-cell table:formula="of:=2*PI()*[.O3]/60*[.T3]/[.Z4]" office:value-type="float" office:value="4495.1282051282" calcext:value-type="float">
            <text:p>4495.13</text:p>
          </table:table-cell>
          <table:table-cell table:formula="of:=2*PI()*[.$O3]/60*[.$B$18]/[.$B$19]/[.$B$24]" office:value-type="float" office:value="13.3166560564454" calcext:value-type="float">
            <text:p>13.32</text:p>
          </table:table-cell>
          <table:table-cell table:formula="of:=2*PI()*[.$O3]/60*[.$T3]/[.AB4]" office:value-type="float" office:value="3326.39487179487" calcext:value-type="float">
            <text:p>3326.39</text:p>
          </table:table-cell>
          <table:table-cell table:formula="of:=2*PI()*[.$O3]/60*[.$B$18]/[.$B$19]/[.$B$25]" office:value-type="float" office:value="19.7086509635392" calcext:value-type="float">
            <text:p>19.71</text:p>
          </table:table-cell>
          <table:table-cell table:formula="of:=2*PI()*[.$O3]/60*[.$T3]/[.AD4]" office:value-type="float" office:value="2247.5641025641" calcext:value-type="float">
            <text:p>2247.5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1" calcext:value-type="float">
            <text:p>561</text:p>
          </table:table-cell>
          <table:table-cell table:style-name="ce6" table:formula="of:=2*PI()*[.A5]/60*[.B5]/1000" office:value-type="float" office:value="146.869456555323" calcext:value-type="float">
            <text:p>147</text:p>
          </table:table-cell>
          <table:table-cell table:style-name="ce6" table:formula="of:=[.$I$26]*[.$I$21]*[.$A5]/60/2" office:value-type="float" office:value="462.340903851524" calcext:value-type="float">
            <text:p>462</text:p>
          </table:table-cell>
          <table:table-cell table:style-name="ce19" table:formula="of:=[.C5]/[.D5]" office:value-type="float" office:value="0.317664855806244" calcext:value-type="float">
            <text:p>0.32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456136679994492" calcext:value-type="float">
            <text:p>0.456</text:p>
          </table:table-cell>
          <table:table-cell office:value-type="string" calcext:value-type="string">
            <text:p>g/s</text:p>
          </table:table-cell>
          <table:table-cell/>
          <table:table-cell office:value-type="string" calcext:value-type="string">
            <text:p>max 266 km/h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B4]" office:value-type="float" office:value="521" calcext:value-type="float">
            <text:p>521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5]+[.Q5]" office:value-type="float" office:value="627" calcext:value-type="float">
            <text:p>627</text:p>
          </table:table-cell>
          <table:table-cell table:style-name="ce16"/>
          <table:table-cell table:formula="of:=[.R5]*[.$W$12]*[.$W$10]-[.Q5]" office:value-type="float" office:value="521" calcext:value-type="float">
            <text:p>521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4.7814882226544" calcext:value-type="float">
            <text:p>14.78</text:p>
          </table:table-cell>
          <table:table-cell table:formula="of:=2*PI()*[.O4]/60*[.T4]/[.Z5]" office:value-type="float" office:value="5047.7207977208" calcext:value-type="float">
            <text:p>5047.72</text:p>
          </table:table-cell>
          <table:table-cell table:formula="of:=2*PI()*[.$O4]/60*[.$B$18]/[.$B$19]/[.$B$24]" office:value-type="float" office:value="19.9749840846681" calcext:value-type="float">
            <text:p>19.97</text:p>
          </table:table-cell>
          <table:table-cell table:formula="of:=2*PI()*[.$O4]/60*[.$T4]/[.AB5]" office:value-type="float" office:value="3735.31339031339" calcext:value-type="float">
            <text:p>3735.31</text:p>
          </table:table-cell>
          <table:table-cell table:formula="of:=2*PI()*[.$O4]/60*[.$B$18]/[.$B$19]/[.$B$25]" office:value-type="float" office:value="29.5629764453088" calcext:value-type="float">
            <text:p>29.56</text:p>
          </table:table-cell>
          <table:table-cell table:formula="of:=2*PI()*[.$O4]/60*[.$T4]/[.AD5]" office:value-type="float" office:value="2523.8603988604" calcext:value-type="float">
            <text:p>2523.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88" calcext:value-type="float">
            <text:p>588</text:p>
          </table:table-cell>
          <table:table-cell table:style-name="ce6" table:formula="of:=2*PI()*[.A6]/60*[.B6]/1000" office:value-type="float" office:value="184.72564803108" calcext:value-type="float">
            <text:p>185</text:p>
          </table:table-cell>
          <table:table-cell table:style-name="ce6" table:formula="of:=[.$I$26]*[.$I$21]*[.$A6]/60/2" office:value-type="float" office:value="554.809084621828" calcext:value-type="float">
            <text:p>555</text:p>
          </table:table-cell>
          <table:table-cell table:style-name="ce19" table:formula="of:=[.C6]/[.D6]" office:value-type="float" office:value="0.33295353870601" calcext:value-type="float">
            <text:p>0.33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2.18945606397356" calcext:value-type="float">
            <text:p>2.19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671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561" calcext:value-type="float">
            <text:p>561</text:p>
          </table:table-cell>
          <table:table-cell table:style-name="ce26" office:value-type="float" office:value="121" calcext:value-type="float">
            <text:p>121</text:p>
          </table:table-cell>
          <table:table-cell table:style-name="ce36" table:formula="of:=[.P6]+[.Q6]" office:value-type="float" office:value="682" calcext:value-type="float">
            <text:p>682</text:p>
          </table:table-cell>
          <table:table-cell table:style-name="ce16"/>
          <table:table-cell table:formula="of:=[.R6]*[.$W$12]*[.$W$10]-[.Q6]" office:value-type="float" office:value="561" calcext:value-type="float">
            <text:p>561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9.7086509635392" calcext:value-type="float">
            <text:p>19.71</text:p>
          </table:table-cell>
          <table:table-cell table:formula="of:=2*PI()*[.O5]/60*[.T5]/[.Z6]" office:value-type="float" office:value="5536.55270655271" calcext:value-type="float">
            <text:p>5536.55</text:p>
          </table:table-cell>
          <table:table-cell table:formula="of:=2*PI()*[.$O5]/60*[.$B$18]/[.$B$19]/[.$B$24]" office:value-type="float" office:value="26.6333121128908" calcext:value-type="float">
            <text:p>26.63</text:p>
          </table:table-cell>
          <table:table-cell table:formula="of:=2*PI()*[.$O5]/60*[.$T5]/[.AB6]" office:value-type="float" office:value="4097.049002849" calcext:value-type="float">
            <text:p>4097.05</text:p>
          </table:table-cell>
          <table:table-cell table:formula="of:=2*PI()*[.$O5]/60*[.$B$18]/[.$B$19]/[.$B$25]" office:value-type="float" office:value="39.4173019270784" calcext:value-type="float">
            <text:p>39.42</text:p>
          </table:table-cell>
          <table:table-cell table:formula="of:=2*PI()*[.$O5]/60*[.$T5]/[.AD6]" office:value-type="float" office:value="2768.27635327635" calcext:value-type="float">
            <text:p>2768.28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605" calcext:value-type="float">
            <text:p>605</text:p>
          </table:table-cell>
          <table:table-cell table:style-name="ce24" table:formula="of:=2*PI()*[.A7]/60*[.B7]/1000" office:value-type="float" office:value="221.74408146588" calcext:value-type="float">
            <text:p>222</text:p>
          </table:table-cell>
          <table:table-cell table:style-name="ce6" table:formula="of:=[.$I$26]*[.$I$21]*[.$A7]/60/2" office:value-type="float" office:value="647.277265392133" calcext:value-type="float">
            <text:p>647</text:p>
          </table:table-cell>
          <table:table-cell table:style-name="ce47" table:formula="of:=[.C7]/[.D7]" office:value-type="float" office:value="0.342579746457714" calcext:value-type="float">
            <text:p>0.34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588" calcext:value-type="float">
            <text:p>588</text:p>
          </table:table-cell>
          <table:table-cell table:style-name="ce26" office:value-type="float" office:value="140" calcext:value-type="float">
            <text:p>140</text:p>
          </table:table-cell>
          <table:table-cell table:style-name="ce36" table:formula="of:=[.P7]+[.Q7]" office:value-type="float" office:value="728" calcext:value-type="float">
            <text:p>728</text:p>
          </table:table-cell>
          <table:table-cell table:style-name="ce16"/>
          <table:table-cell table:formula="of:=[.R7]*[.$W$12]*[.$W$10]-[.Q7]" office:value-type="float" office:value="588" calcext:value-type="float">
            <text:p>588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24.635813704424" calcext:value-type="float">
            <text:p>24.64</text:p>
          </table:table-cell>
          <table:table-cell table:formula="of:=2*PI()*[.O6]/60*[.T6]/[.Z7]" office:value-type="float" office:value="5961.62393162393" calcext:value-type="float">
            <text:p>5961.62</text:p>
          </table:table-cell>
          <table:table-cell table:formula="of:=2*PI()*[.$O6]/60*[.$B$18]/[.$B$19]/[.$B$24]" office:value-type="float" office:value="33.2916401411135" calcext:value-type="float">
            <text:p>33.29</text:p>
          </table:table-cell>
          <table:table-cell table:formula="of:=2*PI()*[.$O6]/60*[.$T6]/[.AB7]" office:value-type="float" office:value="4411.60170940171" calcext:value-type="float">
            <text:p>4411.6</text:p>
          </table:table-cell>
          <table:table-cell table:formula="of:=2*PI()*[.$O6]/60*[.$B$18]/[.$B$19]/[.$B$25]" office:value-type="float" office:value="49.271627408848" calcext:value-type="float">
            <text:p>49.27</text:p>
          </table:table-cell>
          <table:table-cell table:formula="of:=2*PI()*[.$O6]/60*[.$T6]/[.AD7]" office:value-type="float" office:value="2980.81196581197" calcext:value-type="float">
            <text:p>2980.8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615" calcext:value-type="float">
            <text:p>615</text:p>
          </table:table-cell>
          <table:table-cell table:style-name="ce24" table:formula="of:=2*PI()*[.A8]/60*[.B8]/1000" office:value-type="float" office:value="257.610597594363" calcext:value-type="float">
            <text:p>258</text:p>
          </table:table-cell>
          <table:table-cell table:style-name="ce24" table:formula="of:=[.$I$26]*[.$I$21]*[.$A8]/60/2" office:value-type="float" office:value="739.745446162438" calcext:value-type="float">
            <text:p>740</text:p>
          </table:table-cell>
          <table:table-cell table:style-name="ce47" table:formula="of:=[.C8]/[.D8]" office:value-type="float" office:value="0.34824222160577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3.0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605" calcext:value-type="float">
            <text:p>605</text:p>
          </table:table-cell>
          <table:table-cell table:style-name="ce26" office:value-type="float" office:value="162" calcext:value-type="float">
            <text:p>162</text:p>
          </table:table-cell>
          <table:table-cell table:style-name="ce36" table:formula="of:=[.P8]+[.Q8]" office:value-type="float" office:value="767" calcext:value-type="float">
            <text:p>767</text:p>
          </table:table-cell>
          <table:table-cell table:style-name="ce16"/>
          <table:table-cell table:formula="of:=[.R8]*[.$W$12]*[.$W$10]-[.Q8]" office:value-type="float" office:value="605" calcext:value-type="float">
            <text:p>605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9.5629764453088" calcext:value-type="float">
            <text:p>29.56</text:p>
          </table:table-cell>
          <table:table-cell table:formula="of:=2*PI()*[.O7]/60*[.T7]/[.Z8]" office:value-type="float" office:value="6248.54700854701" calcext:value-type="float">
            <text:p>6248.55</text:p>
          </table:table-cell>
          <table:table-cell table:formula="of:=2*PI()*[.$O7]/60*[.$B$18]/[.$B$19]/[.$B$24]" office:value-type="float" office:value="39.9499681693362" calcext:value-type="float">
            <text:p>39.95</text:p>
          </table:table-cell>
          <table:table-cell table:formula="of:=2*PI()*[.$O7]/60*[.$T7]/[.AB8]" office:value-type="float" office:value="4623.92478632479" calcext:value-type="float">
            <text:p>4623.92</text:p>
          </table:table-cell>
          <table:table-cell table:formula="of:=2*PI()*[.$O7]/60*[.$B$18]/[.$B$19]/[.$B$25]" office:value-type="float" office:value="59.1259528906176" calcext:value-type="float">
            <text:p>59.13</text:p>
          </table:table-cell>
          <table:table-cell table:formula="of:=2*PI()*[.$O7]/60*[.$T7]/[.AD8]" office:value-type="float" office:value="3124.2735042735" calcext:value-type="float">
            <text:p>3124.27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4" office:value-type="float" office:value="617" calcext:value-type="float">
            <text:p>617</text:p>
          </table:table-cell>
          <table:table-cell table:style-name="ce24" table:formula="of:=2*PI()*[.A9]/60*[.B9]/1000" office:value-type="float" office:value="290.754400089735" calcext:value-type="float">
            <text:p>291</text:p>
          </table:table-cell>
          <table:table-cell table:style-name="ce24" table:formula="of:=[.$I$26]*[.$I$21]*[.$A9]/60/2" office:value-type="float" office:value="832.213626932743" calcext:value-type="float">
            <text:p>832</text:p>
          </table:table-cell>
          <table:table-cell table:style-name="ce28" table:formula="of:=[.C9]/[.D9]" office:value-type="float" office:value="0.349374716635388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615" calcext:value-type="float">
            <text:p>615</text:p>
          </table:table-cell>
          <table:table-cell table:style-name="ce26" office:value-type="float" office:value="186" calcext:value-type="float">
            <text:p>186</text:p>
          </table:table-cell>
          <table:table-cell table:style-name="ce36" table:formula="of:=[.P9]+[.Q9]" office:value-type="float" office:value="801" calcext:value-type="float">
            <text:p>801</text:p>
          </table:table-cell>
          <table:table-cell table:style-name="ce16"/>
          <table:table-cell table:formula="of:=[.R9]*[.$W$12]*[.$W$10]-[.Q9]" office:value-type="float" office:value="615" calcext:value-type="float">
            <text:p>61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34.4901391861936" calcext:value-type="float">
            <text:p>34.49</text:p>
          </table:table-cell>
          <table:table-cell table:formula="of:=2*PI()*[.O8]/60*[.T8]/[.Z9]" office:value-type="float" office:value="6429.20227920228" calcext:value-type="float">
            <text:p>6429.2</text:p>
          </table:table-cell>
          <table:table-cell table:formula="of:=2*PI()*[.$O8]/60*[.$B$18]/[.$B$19]/[.$B$24]" office:value-type="float" office:value="46.6082961975589" calcext:value-type="float">
            <text:p>46.61</text:p>
          </table:table-cell>
          <table:table-cell table:formula="of:=2*PI()*[.$O8]/60*[.$T8]/[.AB9]" office:value-type="float" office:value="4757.60968660969" calcext:value-type="float">
            <text:p>4757.61</text:p>
          </table:table-cell>
          <table:table-cell table:formula="of:=2*PI()*[.$O8]/60*[.$B$18]/[.$B$19]/[.$B$25]" office:value-type="float" office:value="68.9802783723872" calcext:value-type="float">
            <text:p>68.98</text:p>
          </table:table-cell>
          <table:table-cell table:formula="of:=2*PI()*[.$O8]/60*[.$T8]/[.AD9]" office:value-type="float" office:value="3214.60113960114" calcext:value-type="float">
            <text:p>3214.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03" calcext:value-type="float">
            <text:p>603</text:p>
          </table:table-cell>
          <table:table-cell table:style-name="ce24" table:formula="of:=2*PI()*[.A10]/60*[.B10]/1000" office:value-type="float" office:value="315.730061685774" calcext:value-type="float">
            <text:p>316</text:p>
          </table:table-cell>
          <table:table-cell table:style-name="ce24" table:formula="of:=[.$I$26]*[.$I$21]*[.$A10]/60/2" office:value-type="float" office:value="924.681807703047" calcext:value-type="float">
            <text:p>925</text:p>
          </table:table-cell>
          <table:table-cell table:style-name="ce47" table:formula="of:=[.C10]/[.D10]" office:value-type="float" office:value="0.341447251428102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8*([.H11]/60)-450" office:value-type="float" office:value="683.333333333333" calcext:value-type="float">
            <text:p>683.3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784 mm, 1348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617" calcext:value-type="float">
            <text:p>617</text:p>
          </table:table-cell>
          <table:table-cell table:style-name="ce26" office:value-type="float" office:value="214" calcext:value-type="float">
            <text:p>214</text:p>
          </table:table-cell>
          <table:table-cell table:style-name="ce36" table:formula="of:=[.P10]+[.Q10]" office:value-type="float" office:value="831" calcext:value-type="float">
            <text:p>831</text:p>
          </table:table-cell>
          <table:table-cell table:style-name="ce16"/>
          <table:table-cell table:formula="of:=[.R10]*[.$W$12]*[.$W$10]-[.Q10]" office:value-type="float" office:value="617" calcext:value-type="float">
            <text:p>61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9.4173019270784" calcext:value-type="float">
            <text:p>39.42</text:p>
          </table:table-cell>
          <table:table-cell table:formula="of:=2*PI()*[.O9]/60*[.T9]/[.Z10]" office:value-type="float" office:value="6535.47008547009" calcext:value-type="float">
            <text:p>6535.47</text:p>
          </table:table-cell>
          <table:table-cell table:formula="of:=2*PI()*[.$O9]/60*[.$B$18]/[.$B$19]/[.$B$24]" office:value-type="float" office:value="53.2666242257816" calcext:value-type="float">
            <text:p>53.27</text:p>
          </table:table-cell>
          <table:table-cell table:formula="of:=2*PI()*[.$O9]/60*[.$T9]/[.AB10]" office:value-type="float" office:value="4836.24786324786" calcext:value-type="float">
            <text:p>4836.25</text:p>
          </table:table-cell>
          <table:table-cell table:formula="of:=2*PI()*[.$O9]/60*[.$B$18]/[.$B$19]/[.$B$25]" office:value-type="float" office:value="78.8346038541567" calcext:value-type="float">
            <text:p>78.83</text:p>
          </table:table-cell>
          <table:table-cell table:formula="of:=2*PI()*[.$O9]/60*[.$T9]/[.AD10]" office:value-type="float" office:value="3267.73504273504" calcext:value-type="float">
            <text:p>3267.74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79" calcext:value-type="float">
            <text:p>579</text:p>
          </table:table-cell>
          <table:table-cell table:style-name="ce24" table:formula="of:=2*PI()*[.A11]/60*[.B11]/1000" office:value-type="float" office:value="333.480060178556" calcext:value-type="float">
            <text:p>333</text:p>
          </table:table-cell>
          <table:table-cell table:style-name="ce24" table:formula="of:=[.$I$26]*[.$I$21]*[.$A11]/60/2" office:value-type="float" office:value="1017.14998847335" calcext:value-type="float">
            <text:p>1017</text:p>
          </table:table-cell>
          <table:table-cell table:style-name="ce47" table:formula="of:=[.C11]/[.D11]" office:value-type="float" office:value="0.327857311072755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03" calcext:value-type="float">
            <text:p>603</text:p>
          </table:table-cell>
          <table:table-cell table:style-name="ce26" office:value-type="float" office:value="245" calcext:value-type="float">
            <text:p>245</text:p>
          </table:table-cell>
          <table:table-cell table:style-name="ce36" table:formula="of:=[.P11]+[.Q11]" office:value-type="float" office:value="848" calcext:value-type="float">
            <text:p>848</text:p>
          </table:table-cell>
          <table:table-cell table:style-name="ce16"/>
          <table:table-cell table:formula="of:=[.R11]*[.$W$12]*[.$W$10]-[.Q11]" office:value-type="float" office:value="603" calcext:value-type="float">
            <text:p>603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44.3444646679632" calcext:value-type="float">
            <text:p>44.34</text:p>
          </table:table-cell>
          <table:table-cell table:formula="of:=2*PI()*[.O10]/60*[.T10]/[.Z11]" office:value-type="float" office:value="6556.72364672365" calcext:value-type="float">
            <text:p>6556.72</text:p>
          </table:table-cell>
          <table:table-cell table:formula="of:=2*PI()*[.$O10]/60*[.$B$18]/[.$B$19]/[.$B$24]" office:value-type="float" office:value="59.9249522540043" calcext:value-type="float">
            <text:p>59.92</text:p>
          </table:table-cell>
          <table:table-cell table:formula="of:=2*PI()*[.$O10]/60*[.$T10]/[.AB11]" office:value-type="float" office:value="4851.9754985755" calcext:value-type="float">
            <text:p>4851.98</text:p>
          </table:table-cell>
          <table:table-cell table:formula="of:=2*PI()*[.$O10]/60*[.$B$18]/[.$B$19]/[.$B$25]" office:value-type="float" office:value="88.6889293359264" calcext:value-type="float">
            <text:p>88.69</text:p>
          </table:table-cell>
          <table:table-cell table:formula="of:=2*PI()*[.$O10]/60*[.$T10]/[.AD11]" office:value-type="float" office:value="3278.36182336182" calcext:value-type="float">
            <text:p>3278.3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540" calcext:value-type="float">
            <text:p>540</text:p>
          </table:table-cell>
          <table:table-cell table:style-name="ce8" table:formula="of:=2*PI()*[.A12]/60*[.B12]/1000" office:value-type="float" office:value="339.292006587698" calcext:value-type="float">
            <text:p>339</text:p>
          </table:table-cell>
          <table:table-cell table:style-name="ce6" table:formula="of:=[.$I$26]*[.$I$21]*[.$A12]/60/2" office:value-type="float" office:value="1109.61816924366" calcext:value-type="float">
            <text:p>1110</text:p>
          </table:table-cell>
          <table:table-cell table:style-name="ce19" table:formula="of:=[.C12]/[.D12]" office:value-type="float" office:value="0.305773657995315" calcext:value-type="float">
            <text:p>0.31</text:p>
          </table:table-cell>
          <table:table-cell table:number-columns-repeated="5"/>
          <table:table-cell office:value-type="string" calcext:value-type="string">
            <text:p>0.80 kg*m2 ?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B11]" office:value-type="float" office:value="579" calcext:value-type="float">
            <text:p>579</text:p>
          </table:table-cell>
          <table:table-cell table:style-name="ce26" office:value-type="float" office:value="283" calcext:value-type="float">
            <text:p>283</text:p>
          </table:table-cell>
          <table:table-cell table:style-name="ce36" table:formula="of:=[.P12]+[.Q12]" office:value-type="float" office:value="862" calcext:value-type="float">
            <text:p>862</text:p>
          </table:table-cell>
          <table:table-cell table:style-name="ce16"/>
          <table:table-cell table:formula="of:=[.R12]*[.$W$12]*[.$W$10]-[.Q12]" office:value-type="float" office:value="579" calcext:value-type="float">
            <text:p>579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49.271627408848" calcext:value-type="float">
            <text:p>49.27</text:p>
          </table:table-cell>
          <table:table-cell table:formula="of:=2*PI()*[.O11]/60*[.T11]/[.Z12]" office:value-type="float" office:value="6407.94871794872" calcext:value-type="float">
            <text:p>6407.95</text:p>
          </table:table-cell>
          <table:table-cell table:formula="of:=2*PI()*[.$O11]/60*[.$B$18]/[.$B$19]/[.$B$24]" office:value-type="float" office:value="66.583280282227" calcext:value-type="float">
            <text:p>66.58</text:p>
          </table:table-cell>
          <table:table-cell table:formula="of:=2*PI()*[.$O11]/60*[.$T11]/[.AB12]" office:value-type="float" office:value="4741.88205128205" calcext:value-type="float">
            <text:p>4741.88</text:p>
          </table:table-cell>
          <table:table-cell table:formula="of:=2*PI()*[.$O11]/60*[.$B$18]/[.$B$19]/[.$B$25]" office:value-type="float" office:value="98.5432548176959" calcext:value-type="float">
            <text:p>98.54</text:p>
          </table:table-cell>
          <table:table-cell table:formula="of:=2*PI()*[.$O11]/60*[.$T11]/[.AD12]" office:value-type="float" office:value="3203.97435897436" calcext:value-type="float">
            <text:p>3203.97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482" calcext:value-type="float">
            <text:p>482</text:p>
          </table:table-cell>
          <table:table-cell table:style-name="ce24" table:formula="of:=2*PI()*[.A13]/60*[.B13]/1000" office:value-type="float" office:value="328.086992789894" calcext:value-type="float">
            <text:p>328</text:p>
          </table:table-cell>
          <table:table-cell table:style-name="ce6" table:formula="of:=[.$I$26]*[.$I$21]*[.$A13]/60/2" office:value-type="float" office:value="1202.08635001396" calcext:value-type="float">
            <text:p>1202</text:p>
          </table:table-cell>
          <table:table-cell table:style-name="ce19" table:formula="of:=[.C13]/[.D13]" office:value-type="float" office:value="0.272931302136559" calcext:value-type="float">
            <text:p>0.27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540" calcext:value-type="float">
            <text:p>540</text:p>
          </table:table-cell>
          <table:table-cell table:style-name="ce26" office:value-type="float" office:value="326" calcext:value-type="float">
            <text:p>326</text:p>
          </table:table-cell>
          <table:table-cell table:style-name="ce36" table:formula="of:=[.P13]+[.Q13]" office:value-type="float" office:value="866" calcext:value-type="float">
            <text:p>866</text:p>
          </table:table-cell>
          <table:table-cell table:style-name="ce16"/>
          <table:table-cell table:formula="of:=[.R13]*[.$W$12]*[.$W$10]-[.Q13]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54.1987901497328" calcext:value-type="float">
            <text:p>54.2</text:p>
          </table:table-cell>
          <table:table-cell table:formula="of:=2*PI()*[.O12]/60*[.T12]/[.Z13]" office:value-type="float" office:value="6152.90598290598" calcext:value-type="float">
            <text:p>6152.91</text:p>
          </table:table-cell>
          <table:table-cell table:formula="of:=2*PI()*[.$O12]/60*[.$B$18]/[.$B$19]/[.$B$24]" office:value-type="float" office:value="73.2416083104497" calcext:value-type="float">
            <text:p>73.24</text:p>
          </table:table-cell>
          <table:table-cell table:formula="of:=2*PI()*[.$O12]/60*[.$T12]/[.AB13]" office:value-type="float" office:value="4553.15042735043" calcext:value-type="float">
            <text:p>4553.15</text:p>
          </table:table-cell>
          <table:table-cell table:formula="of:=2*PI()*[.$O12]/60*[.$B$18]/[.$B$19]/[.$B$25]" office:value-type="float" office:value="108.397580299466" calcext:value-type="float">
            <text:p>108.4</text:p>
          </table:table-cell>
          <table:table-cell table:formula="of:=2*PI()*[.$O12]/60*[.$T12]/[.AD13]" office:value-type="float" office:value="3076.45299145299" calcext:value-type="float">
            <text:p>3076.45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482" calcext:value-type="float">
            <text:p>482</text:p>
          </table:table-cell>
          <table:table-cell table:style-name="ce26" office:value-type="float" office:value="379" calcext:value-type="float">
            <text:p>379</text:p>
          </table:table-cell>
          <table:table-cell table:style-name="ce36" table:formula="of:=[.P14]+[.Q14]" office:value-type="float" office:value="861" calcext:value-type="float">
            <text:p>861</text:p>
          </table:table-cell>
          <table:table-cell table:style-name="ce16"/>
          <table:table-cell table:formula="of:=[.R14]*[.$W$12]*[.$W$10]-[.Q14]" office:value-type="float" office:value="482" calcext:value-type="float">
            <text:p>482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59.1259528906176" calcext:value-type="float">
            <text:p>59.13</text:p>
          </table:table-cell>
          <table:table-cell table:formula="of:=2*PI()*[.O13]/60*[.T13]/[.Z14]" office:value-type="float" office:value="5738.46153846154" calcext:value-type="float">
            <text:p>5738.46</text:p>
          </table:table-cell>
          <table:table-cell table:formula="of:=2*PI()*[.$O13]/60*[.$B$18]/[.$B$19]/[.$B$24]" office:value-type="float" office:value="79.8999363386724" calcext:value-type="float">
            <text:p>79.9</text:p>
          </table:table-cell>
          <table:table-cell table:formula="of:=2*PI()*[.$O13]/60*[.$T13]/[.AB14]" office:value-type="float" office:value="4246.46153846154" calcext:value-type="float">
            <text:p>4246.46</text:p>
          </table:table-cell>
          <table:table-cell table:formula="of:=2*PI()*[.$O13]/60*[.$B$18]/[.$B$19]/[.$B$25]" office:value-type="float" office:value="118.251905781235" calcext:value-type="float">
            <text:p>118.25</text:p>
          </table:table-cell>
          <table:table-cell table:formula="of:=2*PI()*[.$O13]/60*[.$T13]/[.AD14]" office:value-type="float" office:value="2869.23076923077" calcext:value-type="float">
            <text:p>2869.23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02" calcext:value-type="float">
            <text:p>402</text:p>
          </table:table-cell>
          <table:table-cell table:style-name="ce26" office:value-type="float" office:value="441" calcext:value-type="float">
            <text:p>441</text:p>
          </table:table-cell>
          <table:table-cell table:style-name="ce36" table:formula="of:=[.P15]+[.Q15]" office:value-type="float" office:value="843" calcext:value-type="float">
            <text:p>843</text:p>
          </table:table-cell>
          <table:table-cell table:style-name="ce16"/>
          <table:table-cell table:formula="of:=[.R15]*[.$W$12]*[.$W$10]-[.Q15]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64.0531156315024" calcext:value-type="float">
            <text:p>64.05</text:p>
          </table:table-cell>
          <table:table-cell table:formula="of:=2*PI()*[.O14]/60*[.T14]/[.Z15]" office:value-type="float" office:value="5122.10826210826" calcext:value-type="float">
            <text:p>5122.11</text:p>
          </table:table-cell>
          <table:table-cell table:formula="of:=2*PI()*[.$O14]/60*[.$B$18]/[.$B$19]/[.$B$24]" office:value-type="float" office:value="86.5582643668951" calcext:value-type="float">
            <text:p>86.56</text:p>
          </table:table-cell>
          <table:table-cell table:formula="of:=2*PI()*[.$O14]/60*[.$T14]/[.AB15]" office:value-type="float" office:value="3790.36011396011" calcext:value-type="float">
            <text:p>3790.36</text:p>
          </table:table-cell>
          <table:table-cell table:formula="of:=2*PI()*[.$O14]/60*[.$B$18]/[.$B$19]/[.$B$25]" office:value-type="float" office:value="128.106231263005" calcext:value-type="float">
            <text:p>128.11</text:p>
          </table:table-cell>
          <table:table-cell table:formula="of:=2*PI()*[.$O14]/60*[.$T14]/[.AD15]" office:value-type="float" office:value="2561.05413105413" calcext:value-type="float">
            <text:p>2561.05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96" calcext:value-type="float">
            <text:p>296</text:p>
          </table:table-cell>
          <table:table-cell table:style-name="ce26" office:value-type="float" office:value="512" calcext:value-type="float">
            <text:p>512</text:p>
          </table:table-cell>
          <table:table-cell table:style-name="ce36" table:formula="of:=[.P16]+[.Q16]" office:value-type="float" office:value="808" calcext:value-type="float">
            <text:p>808</text:p>
          </table:table-cell>
          <table:table-cell table:style-name="ce16"/>
          <table:table-cell table:formula="of:=[.R16]*[.$W$12]*[.$W$10]-[.Q16]" office:value-type="float" office:value="296" calcext:value-type="float">
            <text:p>296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68.9802783723872" calcext:value-type="float">
            <text:p>68.98</text:p>
          </table:table-cell>
          <table:table-cell table:formula="of:=2*PI()*[.O15]/60*[.T15]/[.Z16]" office:value-type="float" office:value="4271.96581196581" calcext:value-type="float">
            <text:p>4271.97</text:p>
          </table:table-cell>
          <table:table-cell table:formula="of:=2*PI()*[.$O15]/60*[.$B$18]/[.$B$19]/[.$B$24]" office:value-type="float" office:value="93.2165923951178" calcext:value-type="float">
            <text:p>93.22</text:p>
          </table:table-cell>
          <table:table-cell table:formula="of:=2*PI()*[.$O15]/60*[.$T15]/[.AB16]" office:value-type="float" office:value="3161.2547008547" calcext:value-type="float">
            <text:p>3161.25</text:p>
          </table:table-cell>
          <table:table-cell table:formula="of:=2*PI()*[.$O15]/60*[.$B$18]/[.$B$19]/[.$B$25]" office:value-type="float" office:value="137.960556744774" calcext:value-type="float">
            <text:p>137.96</text:p>
          </table:table-cell>
          <table:table-cell table:formula="of:=2*PI()*[.$O15]/60*[.$T15]/[.AD16]" office:value-type="float" office:value="2135.98290598291" calcext:value-type="float">
            <text:p>2135.98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162" calcext:value-type="float">
            <text:p>162</text:p>
          </table:table-cell>
          <table:table-cell office:value-type="float" office:value="593" calcext:value-type="float">
            <text:p>593</text:p>
          </table:table-cell>
          <table:table-cell table:style-name="ce36" table:formula="of:=[.P17]+[.Q17]" office:value-type="float" office:value="755" calcext:value-type="float">
            <text:p>755</text:p>
          </table:table-cell>
          <table:table-cell table:style-name="ce16"/>
          <table:table-cell table:formula="of:=[.R17]*[.$W$12]*[.$W$10]-[.Q17]" office:value-type="float" office:value="162" calcext:value-type="float">
            <text:p>162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73.907441113272" calcext:value-type="float">
            <text:p>73.91</text:p>
          </table:table-cell>
          <table:table-cell table:formula="of:=2*PI()*[.O16]/60*[.T16]/[.Z17]" office:value-type="float" office:value="3145.52706552706" calcext:value-type="float">
            <text:p>3145.53</text:p>
          </table:table-cell>
          <table:table-cell table:formula="of:=2*PI()*[.$O16]/60*[.$B$18]/[.$B$19]/[.$B$24]" office:value-type="float" office:value="99.8749204233405" calcext:value-type="float">
            <text:p>99.87</text:p>
          </table:table-cell>
          <table:table-cell table:formula="of:=2*PI()*[.$O16]/60*[.$T16]/[.AB17]" office:value-type="float" office:value="2327.69002849003" calcext:value-type="float">
            <text:p>2327.69</text:p>
          </table:table-cell>
          <table:table-cell table:formula="of:=2*PI()*[.$O16]/60*[.$B$18]/[.$B$19]/[.$B$25]" office:value-type="float" office:value="147.814882226544" calcext:value-type="float">
            <text:p>147.81</text:p>
          </table:table-cell>
          <table:table-cell table:formula="of:=2*PI()*[.$O16]/60*[.$T16]/[.AD17]" office:value-type="float" office:value="1572.76353276353" calcext:value-type="float">
            <text:p>1572.76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51" calcext:value-type="float">
            <text:p>0.351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style-name="ce36" table:formula="of:=[.P18]+[.Q18]" office:value-type="float" office:value="683" calcext:value-type="float">
            <text:p>683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78.8346038541567" calcext:value-type="float">
            <text:p>78.83</text:p>
          </table:table-cell>
          <table:table-cell table:formula="of:=2*PI()*[.O17]/60*[.T17]/[.Z18]" office:value-type="float" office:value="1721.53846153846" calcext:value-type="float">
            <text:p>1721.54</text:p>
          </table:table-cell>
          <table:table-cell table:formula="of:=2*PI()*[.$O17]/60*[.$B$18]/[.$B$19]/[.$B$24]" office:value-type="float" office:value="106.533248451563" calcext:value-type="float">
            <text:p>106.53</text:p>
          </table:table-cell>
          <table:table-cell table:formula="of:=2*PI()*[.$O17]/60*[.$T17]/[.AB18]" office:value-type="float" office:value="1273.93846153846" calcext:value-type="float">
            <text:p>1273.94</text:p>
          </table:table-cell>
          <table:table-cell table:formula="of:=2*PI()*[.$O17]/60*[.$B$18]/[.$B$19]/[.$B$25]" office:value-type="float" office:value="157.669207708313" calcext:value-type="float">
            <text:p>157.67</text:p>
          </table:table-cell>
          <table:table-cell table:formula="of:=2*PI()*[.$O17]/60*[.$T17]/[.AD18]" office:value-type="float" office:value="860.769230769231" calcext:value-type="float">
            <text:p>860.77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73" calcext:value-type="float">
            <text:p>3.73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6.162" calcext:value-type="float">
            <text:p>6.16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83.7617665950415" calcext:value-type="float">
            <text:p>83.76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113.191576479786" calcext:value-type="float">
            <text:p>113.19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167.523533190083" calcext:value-type="float">
            <text:p>167.52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2.66" calcext:value-type="float">
            <text:p>2.660</text:p>
          </table:table-cell>
          <table:table-cell/>
          <table:table-cell table:formula="of:=2*PI()*[.$B$17]/60*[.$B$18]/[.$B$19]/[.$B20]*3.6" office:value-type="float" office:value="80.0200866188809" calcext:value-type="float">
            <text:p>80.0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3.53766453667681" calcext:value-type="float">
            <text:p>3.54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78" calcext:value-type="float">
            <text:p>1.780</text:p>
          </table:table-cell>
          <table:table-cell/>
          <table:table-cell table:formula="of:=2*PI()*[.$B$17]/60*[.$B$18]/[.$B$19]/[.$B21]*3.6" office:value-type="float" office:value="119.580578879901" calcext:value-type="float">
            <text:p>119.58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5.28662228514625" calcext:value-type="float">
            <text:p>5.2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3" calcext:value-type="float">
            <text:p>1.300</text:p>
          </table:table-cell>
          <table:table-cell/>
          <table:table-cell table:formula="of:=2*PI()*[.$B$17]/60*[.$B$18]/[.$B$19]/[.$B22]*3.6" office:value-type="float" office:value="163.733408004787" calcext:value-type="float">
            <text:p>163.73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7.23860589812333" calcext:value-type="float">
            <text:p>7.24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" calcext:value-type="float">
            <text:p>1.000</text:p>
          </table:table-cell>
          <table:table-cell/>
          <table:table-cell table:formula="of:=2*PI()*[.$B$17]/60*[.$B$18]/[.$B$19]/[.$B23]*3.6" office:value-type="float" office:value="212.853430406223" calcext:value-type="float">
            <text:p>212.8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9.41018766756032" calcext:value-type="float">
            <text:p>9.41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4" calcext:value-type="float">
            <text:p>0.740</text:p>
          </table:table-cell>
          <table:table-cell/>
          <table:table-cell table:formula="of:=2*PI()*[.$B$17]/60*[.$B$18]/[.$B$19]/[.$B24]*3.6" office:value-type="float" office:value="287.639770819221" calcext:value-type="float">
            <text:p>287.64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12.7164698210275" calcext:value-type="float">
            <text:p>12.72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5" calcext:value-type="float">
            <text:p>0.500</text:p>
          </table:table-cell>
          <table:table-cell/>
          <table:table-cell table:formula="of:=2*PI()*[.$B$17]/60*[.$B$18]/[.$B$19]/[.$B25]*3.6" office:value-type="float" office:value="425.706860812447" calcext:value-type="float">
            <text:p>425.71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8.8203753351206" calcext:value-type="float">
            <text:p>18.82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" calcext:value-type="float">
            <text:p>2.9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478283693639507" calcext:value-type="float">
            <text:p>0.48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440" calcext:value-type="float">
            <text:p>44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5" calcext:value-type="float">
            <text:p>5</text:p>
          </table:table-cell>
          <table:table-cell table:style-name="ce20" table:formula="of:=[.$AB$21]+[.$W$10]*[.$AB$22]*[.AD28]^2" office:value-type="float" office:value="458" calcext:value-type="float">
            <text:p>458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style-name="ce20" table:formula="of:=[.$AB$21]+[.$W$10]*[.$AB$22]*[.AD29]^2" office:value-type="float" office:value="512" calcext:value-type="float">
            <text:p>51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5" calcext:value-type="float">
            <text:p>15</text:p>
          </table:table-cell>
          <table:table-cell table:style-name="ce20" table:formula="of:=[.$AB$21]+[.$W$10]*[.$AB$22]*[.AD30]^2" office:value-type="float" office:value="602" calcext:value-type="float">
            <text:p>602.0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1]^2" office:value-type="float" office:value="728" calcext:value-type="float">
            <text:p>72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table:style-name="ce20" table:formula="of:=[.$AB$21]+[.$W$10]*[.$AB$22]*[.AD32]^2" office:value-type="float" office:value="890" calcext:value-type="float">
            <text:p>8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table:style-name="ce20" table:formula="of:=[.$AB$21]+[.$W$10]*[.$AB$22]*[.AD33]^2" office:value-type="float" office:value="1088" calcext:value-type="float">
            <text:p>108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5" calcext:value-type="float">
            <text:p>35</text:p>
          </table:table-cell>
          <table:table-cell table:style-name="ce20" table:formula="of:=[.$AB$21]+[.$W$10]*[.$AB$22]*[.AD34]^2" office:value-type="float" office:value="1322" calcext:value-type="float">
            <text:p>13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5]^2" office:value-type="float" office:value="1592" calcext:value-type="float">
            <text:p>159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style-name="ce20" table:formula="of:=[.$AB$21]+[.$W$10]*[.$AB$22]*[.AD36]^2" office:value-type="float" office:value="1898" calcext:value-type="float">
            <text:p>189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style-name="ce20" table:formula="of:=[.$AB$21]+[.$W$10]*[.$AB$22]*[.AD37]^2" office:value-type="float" office:value="2240" calcext:value-type="float">
            <text:p>224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style-name="ce20" table:formula="of:=[.$AB$21]+[.$W$10]*[.$AB$22]*[.AD38]^2" office:value-type="float" office:value="2618" calcext:value-type="float">
            <text:p>261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39]^2" office:value-type="float" office:value="3032" calcext:value-type="float">
            <text:p>303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5" calcext:value-type="float">
            <text:p>65</text:p>
          </table:table-cell>
          <table:table-cell table:style-name="ce20" table:formula="of:=[.$AB$21]+[.$W$10]*[.$AB$22]*[.AD40]^2" office:value-type="float" office:value="3482" calcext:value-type="float">
            <text:p>34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0" calcext:value-type="float">
            <text:p>70</text:p>
          </table:table-cell>
          <table:table-cell table:style-name="ce20" table:formula="of:=[.$AB$21]+[.$W$10]*[.$AB$22]*[.AD41]^2" office:value-type="float" office:value="3968" calcext:value-type="float">
            <text:p>396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5" calcext:value-type="float">
            <text:p>75</text:p>
          </table:table-cell>
          <table:table-cell table:style-name="ce20" table:formula="of:=[.$AB$21]+[.$W$10]*[.$AB$22]*[.AD42]^2" office:value-type="float" office:value="4490" calcext:value-type="float">
            <text:p>44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3]^2" office:value-type="float" office:value="5048" calcext:value-type="float">
            <text:p>504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style-name="ce20" table:formula="of:=[.$AB$21]+[.$W$10]*[.$AB$22]*[.AD44]^2" office:value-type="float" office:value="5642" calcext:value-type="float">
            <text:p>564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0" calcext:value-type="float">
            <text:p>90</text:p>
          </table:table-cell>
          <table:table-cell table:style-name="ce20" table:formula="of:=[.$AB$21]+[.$W$10]*[.$AB$22]*[.AD45]^2" office:value-type="float" office:value="6272" calcext:value-type="float">
            <text:p>627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5" calcext:value-type="float">
            <text:p>95</text:p>
          </table:table-cell>
          <table:table-cell table:style-name="ce20" table:formula="of:=[.$AB$21]+[.$W$10]*[.$AB$22]*[.AD46]^2" office:value-type="float" office:value="6938" calcext:value-type="float">
            <text:p>693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00" calcext:value-type="float">
            <text:p>100</text:p>
          </table:table-cell>
          <table:table-cell table:style-name="ce20" table:formula="of:=[.$AB$21]+[.$W$10]*[.$AB$22]*[.AD47]^2" office:value-type="float" office:value="7640" calcext:value-type="float">
            <text:p>7640.0</text:p>
          </table:table-cell>
          <table:table-cell/>
        </table:table-row>
        <table:table-row table:style-name="ro1" table:number-rows-repeated="16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fi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emec TR-3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.99" calcext:value-type="float">
            <text:p>3.9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emec TR-6060 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fficial specs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3.73" calcext:value-type="float">
            <text:p>3.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al Drive Ratio:</text:p>
          </table:table-cell>
          <table:table-cell/>
          <table:table-cell office:value-type="string" calcext:value-type="string">
            <text:p>3.73 (manual)</text:p>
          </table:table-cell>
          <table:table-cell/>
          <table:table-cell office:value-type="string" calcext:value-type="string">
            <text:p>wtf?</text:p>
          </table:table-cell>
          <table:table-cell table:number-columns-repeated="1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evidentně Tremec TR-6060 je ta správná převodovka</text:p>
          </table:table-cell>
          <table:table-cell table:number-columns-repeated="30"/>
        </table:table-row>
        <table:table-row table:style-name="ro1" table:number-rows-repeated="104850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0:51:57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2M30S</meta:editing-duration>
    <meta:editing-cycles>89</meta:editing-cycles>
    <meta:generator>LibreOffice/6.2.2.2$Windows_X86_64 LibreOffice_project/2b840030fec2aae0fd2658d8d4f9548af4e3518d</meta:generator>
    <dc:date>2019-08-02T10:20:08.608000000</dc:date>
    <dc:creator>Jiří Zbytovský</dc:creator>
    <meta:document-statistic meta:table-count="5" meta:cell-count="1586" meta:object-count="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5.412cm" style:legend-expansion="high" chart:style-name="ch3"/>
        <chart:plot-area chart:style-name="ch4" table:cell-range-address="'105'.B17:'105'.C17 '105'.A20:'105'.A23 '105'.D20:'105'.E23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'105'.D20:'105'.E20" chart:label-cell-address="'105'.A20:'105'.A20" chart:class="chart:scatter">
            <chart:domain table:cell-range-address="'105'.B17:'105'.C17"/>
            <chart:regression-curve chart:style-name="ch11"/>
            <chart:data-point chart:repeated="2"/>
          </chart:series>
          <chart:series chart:style-name="ch12" chart:values-cell-range-address="'105'.D21:'105'.E21" chart:label-cell-address="'105'.A21:'105'.A21" chart:class="chart:scatter">
            <chart:regression-curve chart:style-name="ch13"/>
            <chart:data-point chart:repeated="2"/>
          </chart:series>
          <chart:series chart:style-name="ch14" chart:values-cell-range-address="'105'.D22:'105'.E22" chart:label-cell-address="'105'.A22:'105'.A22" chart:class="chart:scatter">
            <chart:regression-curve chart:style-name="ch15"/>
            <chart:data-point chart:repeated="2"/>
          </chart:series>
          <chart:series chart:style-name="ch16" chart:values-cell-range-address="'105'.D23:'105'.E23" chart:label-cell-address="'105'.A23:'105'.A23" chart:class="chart:scatter">
            <chart:regression-curve chart:style-name="ch17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'105'.B17:'105'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105'.A20:'105'.A20</svg:desc>
                </draw:g>
              </table:table-cell>
              <table:table-cell office:value-type="float" office:value="41.8931262810951">
                <text:p>41.8931262810951</text:p>
                <draw:g>
                  <svg:desc>'105'.D20:'105'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105'.A21:'105'.A21</svg:desc>
                </draw:g>
              </table:table-cell>
              <table:table-cell office:value-type="float" office:value="75.0914527680007">
                <text:p>75.0914527680007</text:p>
                <draw:g>
                  <svg:desc>'105'.D21:'105'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105'.A22:'105'.A22</svg:desc>
                </draw:g>
              </table:table-cell>
              <table:table-cell office:value-type="float" office:value="112.903460899405">
                <text:p>112.903460899405</text:p>
                <draw:g>
                  <svg:desc>'105'.D22:'105'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105'.A23:'105'.A23</svg:desc>
                </draw:g>
              </table:table-cell>
              <table:table-cell office:value-type="float" office:value="165.826958196002">
                <text:p>165.826958196002</text:p>
                <draw:g>
                  <svg:desc>'105'.D23:'105'.E2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Octavia.O2:Octavia.O18 Octavia.T2:Octavia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ctavia.T2:Octavia.T18" chart:class="chart:scatter">
            <chart:domain table:cell-range-address="Octavia.O2:Octavia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ctavia.O2:Octavia.O18</svg:desc>
                </draw:g>
              </table:table-cell>
              <table:table-cell office:value-type="float" office:value="110">
                <text:p>110</text:p>
                <draw:g>
                  <svg:desc>Octavia.T2:Octavia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Octavia.AD27:Octavia.AE47 Octavia.AF27:Octavia.AF30 Octavia.AA3:Octavia.AA19 Octavia.AC3:Octavia.AC19 Octavia.AE3:Octavia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Octavia.AE27:Octavia.AE47" chart:label-cell-address="Octavia.AF27:Octavia.AF27" chart:class="chart:scatter">
            <chart:domain table:cell-range-address="Octavia.AD27:Octavia.AD47"/>
            <chart:data-point chart:repeated="21"/>
          </chart:series>
          <chart:series chart:style-name="ch11" chart:values-cell-range-address="Octavia.AA3:Octavia.AA19" chart:label-cell-address="Octavia.AF28:Octavia.AF28" chart:class="chart:scatter">
            <chart:domain table:cell-range-address="Octavia.Z3:Octavia.Z19"/>
            <chart:data-point chart:repeated="17"/>
          </chart:series>
          <chart:series chart:style-name="ch12" chart:values-cell-range-address="Octavia.AC3:Octavia.AC19" chart:label-cell-address="Octavia.AF29:Octavia.AF29" chart:class="chart:scatter">
            <chart:domain table:cell-range-address="Octavia.AB3:Octavia.AB19"/>
            <chart:data-point chart:repeated="17"/>
          </chart:series>
          <chart:series chart:style-name="ch13" chart:values-cell-range-address="Octavia.AE3:Octavia.AE19" chart:label-cell-address="Octavia.AF30:Octavia.AF30" chart:class="chart:scatter">
            <chart:domain table:cell-range-address="Octavia.AD3:Octavia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Octavia.AF27:Octavia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Octavia.AF28:Octavia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Octavia.AF29:Octavia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Octavia.AF30:Octavia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ctavia.AD27:Octavia.AD47</svg:desc>
                </draw:g>
              </table:table-cell>
              <table:table-cell office:value-type="float" office:value="350">
                <text:p>350</text:p>
                <draw:g>
                  <svg:desc>Octavia.AE27:Octavia.AE47</svg:desc>
                </draw:g>
              </table:table-cell>
              <table:table-cell office:value-type="float" office:value="3.95721586284207">
                <text:p>3.95721586284207</text:p>
                <draw:g>
                  <svg:desc>Octavia.Z3:Octavia.Z19</svg:desc>
                </draw:g>
              </table:table-cell>
              <table:table-cell office:value-type="float" office:value="1455.46432926829">
                <text:p>1455.46432926829</text:p>
                <draw:g>
                  <svg:desc>Octavia.AA3:Octavia.AA19</svg:desc>
                </draw:g>
              </table:table-cell>
              <table:table-cell office:value-type="float" office:value="4.85472873895059">
                <text:p>4.85472873895059</text:p>
                <draw:g>
                  <svg:desc>Octavia.AB3:Octavia.AB19</svg:desc>
                </draw:g>
              </table:table-cell>
              <table:table-cell office:value-type="float" office:value="1186.3868902439">
                <text:p>1186.3868902439</text:p>
                <draw:g>
                  <svg:desc>Octavia.AC3:Octavia.AC19</svg:desc>
                </draw:g>
              </table:table-cell>
              <table:table-cell office:value-type="float" office:value="5.74278887412447">
                <text:p>5.74278887412447</text:p>
                <draw:g>
                  <svg:desc>Octavia.AD3:Octavia.AD19</svg:desc>
                </draw:g>
              </table:table-cell>
              <table:table-cell office:value-type="float" office:value="1002.925">
                <text:p>1002.925</text:p>
                <draw:g>
                  <svg:desc>Octavia.AE3:Octavia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8.32">
                <text:p>358.32</text:p>
              </table:table-cell>
              <table:table-cell office:value-type="float" office:value="7.91443172568415">
                <text:p>7.91443172568415</text:p>
              </table:table-cell>
              <table:table-cell office:value-type="float" office:value="1958.26109756098">
                <text:p>1958.26109756098</text:p>
              </table:table-cell>
              <table:table-cell office:value-type="float" office:value="9.70945747790117">
                <text:p>9.70945747790117</text:p>
              </table:table-cell>
              <table:table-cell office:value-type="float" office:value="1596.22963414634">
                <text:p>1596.22963414634</text:p>
              </table:table-cell>
              <table:table-cell office:value-type="float" office:value="11.4855777482489">
                <text:p>11.4855777482489</text:p>
              </table:table-cell>
              <table:table-cell office:value-type="float" office:value="1349.39">
                <text:p>134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3.28">
                <text:p>383.28</text:p>
              </table:table-cell>
              <table:table-cell office:value-type="float" office:value="11.8716475885262">
                <text:p>11.8716475885262</text:p>
              </table:table-cell>
              <table:table-cell office:value-type="float" office:value="2302.27993902439">
                <text:p>2302.27993902439</text:p>
              </table:table-cell>
              <table:table-cell office:value-type="float" office:value="14.5641862168518">
                <text:p>14.5641862168518</text:p>
              </table:table-cell>
              <table:table-cell office:value-type="float" office:value="1876.64835365854">
                <text:p>1876.64835365854</text:p>
              </table:table-cell>
              <table:table-cell office:value-type="float" office:value="17.2283666223734">
                <text:p>17.2283666223734</text:p>
              </table:table-cell>
              <table:table-cell office:value-type="float" office:value="1586.445">
                <text:p>1586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24.88">
                <text:p>424.88</text:p>
              </table:table-cell>
              <table:table-cell office:value-type="float" office:value="15.8288634513683">
                <text:p>15.8288634513683</text:p>
              </table:table-cell>
              <table:table-cell office:value-type="float" office:value="2461.05786585366">
                <text:p>2461.05786585366</text:p>
              </table:table-cell>
              <table:table-cell office:value-type="float" office:value="19.4189149558023">
                <text:p>19.4189149558023</text:p>
              </table:table-cell>
              <table:table-cell office:value-type="float" office:value="2006.07237804878">
                <text:p>2006.07237804878</text:p>
              </table:table-cell>
              <table:table-cell office:value-type="float" office:value="22.9711554964979">
                <text:p>22.9711554964979</text:p>
              </table:table-cell>
              <table:table-cell office:value-type="float" office:value="1695.855">
                <text:p>1695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3.12">
                <text:p>483.12</text:p>
              </table:table-cell>
              <table:table-cell office:value-type="float" office:value="19.7860793142104">
                <text:p>19.7860793142104</text:p>
              </table:table-cell>
              <table:table-cell office:value-type="float" office:value="2593.37280487805">
                <text:p>2593.37280487805</text:p>
              </table:table-cell>
              <table:table-cell office:value-type="float" office:value="24.2736436947529">
                <text:p>24.2736436947529</text:p>
              </table:table-cell>
              <table:table-cell office:value-type="float" office:value="2113.92573170732">
                <text:p>2113.92573170732</text:p>
              </table:table-cell>
              <table:table-cell office:value-type="float" office:value="28.7139443706224">
                <text:p>28.7139443706224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23.7432951770524">
                <text:p>23.7432951770524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29.1283724337035">
                <text:p>29.1283724337035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34.4567332447468">
                <text:p>34.456733244746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49.52">
                <text:p>649.52</text:p>
              </table:table-cell>
              <table:table-cell office:value-type="float" office:value="27.7005110398945">
                <text:p>27.7005110398945</text:p>
              </table:table-cell>
              <table:table-cell office:value-type="float" office:value="2646.2987804878">
                <text:p>2646.2987804878</text:p>
              </table:table-cell>
              <table:table-cell office:value-type="float" office:value="33.9831011726541">
                <text:p>33.9831011726541</text:p>
              </table:table-cell>
              <table:table-cell office:value-type="float" office:value="2157.06707317073">
                <text:p>2157.06707317073</text:p>
              </table:table-cell>
              <table:table-cell office:value-type="float" office:value="40.1995221188713">
                <text:p>40.1995221188713</text:p>
              </table:table-cell>
              <table:table-cell office:value-type="float" office:value="1823.5">
                <text:p>18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57.68">
                <text:p>757.68</text:p>
              </table:table-cell>
              <table:table-cell office:value-type="float" office:value="31.6577269027366">
                <text:p>31.6577269027366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38.8378299116047">
                <text:p>38.8378299116047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45.9423109929958">
                <text:p>45.942310992995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82.48">
                <text:p>882.48</text:p>
              </table:table-cell>
              <table:table-cell office:value-type="float" office:value="35.6149427655787">
                <text:p>35.6149427655787</text:p>
              </table:table-cell>
              <table:table-cell office:value-type="float" office:value="2606.60429878049">
                <text:p>2606.60429878049</text:p>
              </table:table-cell>
              <table:table-cell office:value-type="float" office:value="43.6925586505553">
                <text:p>43.6925586505553</text:p>
              </table:table-cell>
              <table:table-cell office:value-type="float" office:value="2124.71106707317">
                <text:p>2124.71106707317</text:p>
              </table:table-cell>
              <table:table-cell office:value-type="float" office:value="51.6850998671203">
                <text:p>51.6850998671203</text:p>
              </table:table-cell>
              <table:table-cell office:value-type="float" office:value="1796.1475">
                <text:p>1796.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23.92">
                <text:p>1023.92</text:p>
              </table:table-cell>
              <table:table-cell office:value-type="float" office:value="39.5721586284207">
                <text:p>39.5721586284207</text:p>
              </table:table-cell>
              <table:table-cell office:value-type="float" office:value="2580.14131097561">
                <text:p>2580.14131097561</text:p>
              </table:table-cell>
              <table:table-cell office:value-type="float" office:value="48.5472873895059">
                <text:p>48.5472873895059</text:p>
              </table:table-cell>
              <table:table-cell office:value-type="float" office:value="2103.14039634146">
                <text:p>2103.14039634146</text:p>
              </table:table-cell>
              <table:table-cell office:value-type="float" office:value="57.4278887412447">
                <text:p>57.4278887412447</text:p>
              </table:table-cell>
              <table:table-cell office:value-type="float" office:value="1777.9125">
                <text:p>1777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43.5293744912628">
                <text:p>43.5293744912628</text:p>
              </table:table-cell>
              <table:table-cell office:value-type="float" office:value="2474.2893597561">
                <text:p>2474.2893597561</text:p>
              </table:table-cell>
              <table:table-cell office:value-type="float" office:value="53.4020161284564">
                <text:p>53.4020161284564</text:p>
              </table:table-cell>
              <table:table-cell office:value-type="float" office:value="2016.85771341463">
                <text:p>2016.85771341463</text:p>
              </table:table-cell>
              <table:table-cell office:value-type="float" office:value="63.1706776153692">
                <text:p>63.1706776153692</text:p>
              </table:table-cell>
              <table:table-cell office:value-type="float" office:value="1704.9725">
                <text:p>1704.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356.72">
                <text:p>1356.72</text:p>
              </table:table-cell>
              <table:table-cell office:value-type="float" office:value="47.4865903541049">
                <text:p>47.4865903541049</text:p>
              </table:table-cell>
              <table:table-cell office:value-type="float" office:value="2315.51143292683">
                <text:p>2315.51143292683</text:p>
              </table:table-cell>
              <table:table-cell office:value-type="float" office:value="58.256744867407">
                <text:p>58.256744867407</text:p>
              </table:table-cell>
              <table:table-cell office:value-type="float" office:value="1887.43368902439">
                <text:p>1887.43368902439</text:p>
              </table:table-cell>
              <table:table-cell office:value-type="float" office:value="68.9134664894937">
                <text:p>68.9134664894937</text:p>
              </table:table-cell>
              <table:table-cell office:value-type="float" office:value="1595.5625">
                <text:p>159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48.08">
                <text:p>1548.08</text:p>
              </table:table-cell>
              <table:table-cell office:value-type="float" office:value="51.443806216947">
                <text:p>51.443806216947</text:p>
              </table:table-cell>
              <table:table-cell office:value-type="float" office:value="2117.03902439024">
                <text:p>2117.03902439024</text:p>
              </table:table-cell>
              <table:table-cell office:value-type="float" office:value="63.1114736063576">
                <text:p>63.1114736063576</text:p>
              </table:table-cell>
              <table:table-cell office:value-type="float" office:value="1725.65365853659">
                <text:p>1725.65365853659</text:p>
              </table:table-cell>
              <table:table-cell office:value-type="float" office:value="74.6562553636182">
                <text:p>74.6562553636182</text:p>
              </table:table-cell>
              <table:table-cell office:value-type="float" office:value="1458.8">
                <text:p>14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756.08">
                <text:p>1756.08</text:p>
              </table:table-cell>
              <table:table-cell office:value-type="float" office:value="55.401022079789">
                <text:p>55.401022079789</text:p>
              </table:table-cell>
              <table:table-cell office:value-type="float" office:value="1786.25167682927">
                <text:p>1786.25167682927</text:p>
              </table:table-cell>
              <table:table-cell office:value-type="float" office:value="67.9662023453082">
                <text:p>67.9662023453082</text:p>
              </table:table-cell>
              <table:table-cell office:value-type="float" office:value="1456.02027439024">
                <text:p>1456.02027439024</text:p>
              </table:table-cell>
              <table:table-cell office:value-type="float" office:value="80.3990442377426">
                <text:p>80.3990442377426</text:p>
              </table:table-cell>
              <table:table-cell office:value-type="float" office:value="1230.8625">
                <text:p>1230.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980.72">
                <text:p>1980.72</text:p>
              </table:table-cell>
              <table:table-cell office:value-type="float" office:value="59.3582379426311">
                <text:p>59.3582379426311</text:p>
              </table:table-cell>
              <table:table-cell office:value-type="float" office:value="1323.1493902439">
                <text:p>1323.1493902439</text:p>
              </table:table-cell>
              <table:table-cell office:value-type="float" office:value="72.8209310842588">
                <text:p>72.8209310842588</text:p>
              </table:table-cell>
              <table:table-cell office:value-type="float" office:value="1078.53353658537">
                <text:p>1078.53353658537</text:p>
              </table:table-cell>
              <table:table-cell office:value-type="float" office:value="86.1418331118671">
                <text:p>86.1418331118671</text:p>
              </table:table-cell>
              <table:table-cell office:value-type="float" office:value="911.75">
                <text:p>91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222">
                <text:p>2222</text:p>
              </table:table-cell>
              <table:table-cell office:value-type="float" office:value="63.3154538054732">
                <text:p>63.3154538054732</text:p>
              </table:table-cell>
              <table:table-cell office:value-type="float" office:value="727.732164634146">
                <text:p>727.732164634146</text:p>
              </table:table-cell>
              <table:table-cell office:value-type="float" office:value="77.6756598232094">
                <text:p>77.6756598232094</text:p>
              </table:table-cell>
              <table:table-cell office:value-type="float" office:value="593.193445121951">
                <text:p>593.193445121951</text:p>
              </table:table-cell>
              <table:table-cell office:value-type="float" office:value="91.8846219859916">
                <text:p>91.8846219859916</text:p>
              </table:table-cell>
              <table:table-cell office:value-type="float" office:value="501.4625">
                <text:p>501.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479.92">
                <text:p>2479.92</text:p>
              </table:table-cell>
              <table:table-cell office:value-type="float" office:value="67.2726696683152">
                <text:p>67.2726696683152</text:p>
              </table:table-cell>
              <table:table-cell office:value-type="float" office:value="0">
                <text:p>0</text:p>
              </table:table-cell>
              <table:table-cell office:value-type="float" office:value="82.5303885621599">
                <text:p>82.5303885621599</text:p>
              </table:table-cell>
              <table:table-cell office:value-type="float" office:value="0">
                <text:p>0</text:p>
              </table:table-cell>
              <table:table-cell office:value-type="float" office:value="97.627410860116">
                <text:p>97.62741086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754.48">
                <text:p>275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045.68">
                <text:p>30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353.52">
                <text:p>335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3678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416cm" style:legend-expansion="high" chart:style-name="ch3"/>
        <chart:plot-area chart:style-name="ch4" table:cell-range-address="Camaro.B17:Camaro.C17 Camaro.A20:Camaro.A25 Camaro.D20:Camaro.E25" chart:data-source-has-labels="column" svg:x="1.554cm" svg:y="1.511cm" svg:width="22.312cm" svg:height="12.119cm">
          <chartooo:coordinate-region svg:x="2.361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Camaro.D20:Camaro.E20" chart:label-cell-address="Camaro.A20:Camaro.A20" chart:class="chart:scatter">
            <chart:domain table:cell-range-address="Camaro.B17:Camaro.C17"/>
            <chart:regression-curve chart:style-name="ch11"/>
            <chart:data-point chart:repeated="2"/>
          </chart:series>
          <chart:series chart:style-name="ch12" chart:values-cell-range-address="Camaro.D21:Camaro.E21" chart:label-cell-address="Camaro.A21:Camaro.A21" chart:class="chart:scatter">
            <chart:regression-curve chart:style-name="ch13"/>
            <chart:data-point chart:repeated="2"/>
          </chart:series>
          <chart:series chart:style-name="ch14" chart:values-cell-range-address="Camaro.D22:Camaro.E22" chart:label-cell-address="Camaro.A22:Camaro.A22" chart:class="chart:scatter">
            <chart:regression-curve chart:style-name="ch15"/>
            <chart:data-point chart:repeated="2"/>
          </chart:series>
          <chart:series chart:style-name="ch16" chart:values-cell-range-address="Camaro.D23:Camaro.E23" chart:label-cell-address="Camaro.A23:Camaro.A23" chart:class="chart:scatter">
            <chart:regression-curve chart:style-name="ch17"/>
            <chart:data-point chart:repeated="2"/>
          </chart:series>
          <chart:series chart:style-name="ch18" chart:values-cell-range-address="Camaro.D24:Camaro.E24" chart:label-cell-address="Camaro.A24:Camaro.A24" chart:class="chart:scatter">
            <chart:regression-curve chart:style-name="ch19"/>
            <chart:data-point chart:style-name="ch20"/>
            <chart:data-point/>
          </chart:series>
          <chart:series chart:style-name="ch21" chart:values-cell-range-address="Camaro.D25:Camaro.E25" chart:label-cell-address="Camaro.A25:Camaro.A25" chart:class="chart:scatter">
            <chart:regression-curve chart:style-name="ch22"/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Camaro.B17:Camaro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Camaro.A20:Camaro.A20</svg:desc>
                </draw:g>
              </table:table-cell>
              <table:table-cell office:value-type="float" office:value="80.0200866188809">
                <text:p>80.0200866188809</text:p>
                <draw:g>
                  <svg:desc>Camaro.D20:Camaro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Camaro.A21:Camaro.A21</svg:desc>
                </draw:g>
              </table:table-cell>
              <table:table-cell office:value-type="float" office:value="119.580578879901">
                <text:p>119.580578879901</text:p>
                <draw:g>
                  <svg:desc>Camaro.D21:Camaro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Camaro.A22:Camaro.A22</svg:desc>
                </draw:g>
              </table:table-cell>
              <table:table-cell office:value-type="float" office:value="163.733408004787">
                <text:p>163.733408004787</text:p>
                <draw:g>
                  <svg:desc>Camaro.D22:Camaro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Camaro.A23:Camaro.A23</svg:desc>
                </draw:g>
              </table:table-cell>
              <table:table-cell office:value-type="float" office:value="212.853430406223">
                <text:p>212.853430406223</text:p>
                <draw:g>
                  <svg:desc>Camaro.D23:Camaro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Camaro.A24:Camaro.A24</svg:desc>
                </draw:g>
              </table:table-cell>
              <table:table-cell office:value-type="float" office:value="287.639770819221">
                <text:p>287.639770819221</text:p>
                <draw:g>
                  <svg:desc>Camaro.D24:Camaro.E24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Camaro.A25:Camaro.A25</svg:desc>
                </draw:g>
              </table:table-cell>
              <table:table-cell office:value-type="float" office:value="425.706860812447">
                <text:p>425.706860812447</text:p>
                <draw:g>
                  <svg:desc>Camaro.D25:Camaro.E2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amaro.O2:Camaro.O18 Camaro.T2:Camaro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maro.T2:Camaro.T18" chart:class="chart:scatter">
            <chart:domain table:cell-range-address="Camaro.O2:Camaro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amaro.O2:Camaro.O18</svg:desc>
                </draw:g>
              </table:table-cell>
              <table:table-cell office:value-type="float" office:value="356">
                <text:p>356</text:p>
                <draw:g>
                  <svg:desc>Camaro.T2:Camaro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Camaro.AD27:Camaro.AE47 Camaro.AF27:Camaro.AF30 Camaro.AA3:Camaro.AA19 Camaro.AC3:Camaro.AC19 Camaro.AE3:Camaro.AE19" chart:data-source-has-labels="row" svg:x="0.357cm" svg:y="1.935cm" svg:width="24.902cm" svg:height="16.458cm">
          <chartooo:coordinate-region svg:x="1.349cm" svg:y="2.134cm" svg:width="23.63cm" svg:height="15.612cm"/>
          <chart:axis chart:dimension="x" chart:name="primary-x" chart:style-name="ch5">
            <chart:title svg:x="12.301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amaro.AE27:Camaro.AE47" chart:label-cell-address="Camaro.AF27:Camaro.AF27" chart:class="chart:scatter">
            <chart:domain table:cell-range-address="Camaro.AD27:Camaro.AD47"/>
            <chart:data-point chart:repeated="21"/>
          </chart:series>
          <chart:series chart:style-name="ch11" chart:values-cell-range-address="Camaro.AA3:Camaro.AA19" chart:label-cell-address="Camaro.AF28:Camaro.AF28" chart:class="chart:scatter">
            <chart:domain table:cell-range-address="Camaro.Z3:Camaro.Z19"/>
            <chart:data-point chart:repeated="17"/>
          </chart:series>
          <chart:series chart:style-name="ch12" chart:values-cell-range-address="Camaro.AC3:Camaro.AC19" chart:label-cell-address="Camaro.AF29:Camaro.AF29" chart:class="chart:scatter">
            <chart:domain table:cell-range-address="Camaro.AB3:Camaro.AB19"/>
            <chart:data-point chart:repeated="17"/>
          </chart:series>
          <chart:series chart:style-name="ch13" chart:values-cell-range-address="Camaro.AE3:Camaro.AE19" chart:label-cell-address="Camaro.AF30:Camaro.AF30" chart:class="chart:scatter">
            <chart:domain table:cell-range-address="Camaro.AD3:Camaro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amaro.AF27:Camaro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Camaro.AF28:Camaro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Camaro.AF29:Camaro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Camaro.AF30:Camaro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aro.AD27:Camaro.AD47</svg:desc>
                </draw:g>
              </table:table-cell>
              <table:table-cell office:value-type="float" office:value="440">
                <text:p>440</text:p>
                <draw:g>
                  <svg:desc>Camaro.AE27:Camaro.AE47</svg:desc>
                </draw:g>
              </table:table-cell>
              <table:table-cell office:value-type="float" office:value="4.9271627408848">
                <text:p>4.9271627408848</text:p>
                <draw:g>
                  <svg:desc>Camaro.Z3:Camaro.Z19</svg:desc>
                </draw:g>
              </table:table-cell>
              <table:table-cell office:value-type="float" office:value="3783.1339031339">
                <text:p>3783.1339031339</text:p>
                <draw:g>
                  <svg:desc>Camaro.AA3:Camaro.AA19</svg:desc>
                </draw:g>
              </table:table-cell>
              <table:table-cell office:value-type="float" office:value="6.6583280282227">
                <text:p>6.6583280282227</text:p>
                <draw:g>
                  <svg:desc>Camaro.AB3:Camaro.AB19</svg:desc>
                </draw:g>
              </table:table-cell>
              <table:table-cell office:value-type="float" office:value="2799.51908831909">
                <text:p>2799.51908831909</text:p>
                <draw:g>
                  <svg:desc>Camaro.AC3:Camaro.AC19</svg:desc>
                </draw:g>
              </table:table-cell>
              <table:table-cell office:value-type="float" office:value="9.85432548176959">
                <text:p>9.85432548176959</text:p>
                <draw:g>
                  <svg:desc>Camaro.AD3:Camaro.AD19</svg:desc>
                </draw:g>
              </table:table-cell>
              <table:table-cell office:value-type="float" office:value="1891.56695156695">
                <text:p>1891.56695156695</text:p>
                <draw:g>
                  <svg:desc>Camaro.AE3:Camaro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9.85432548176959">
                <text:p>9.85432548176959</text:p>
              </table:table-cell>
              <table:table-cell office:value-type="float" office:value="4495.1282051282">
                <text:p>4495.1282051282</text:p>
              </table:table-cell>
              <table:table-cell office:value-type="float" office:value="13.3166560564454">
                <text:p>13.3166560564454</text:p>
              </table:table-cell>
              <table:table-cell office:value-type="float" office:value="3326.39487179487">
                <text:p>3326.39487179487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2247.5641025641">
                <text:p>2247.564102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.7814882226544">
                <text:p>14.7814882226544</text:p>
              </table:table-cell>
              <table:table-cell office:value-type="float" office:value="5047.7207977208">
                <text:p>5047.7207977208</text:p>
              </table:table-cell>
              <table:table-cell office:value-type="float" office:value="19.9749840846681">
                <text:p>19.9749840846681</text:p>
              </table:table-cell>
              <table:table-cell office:value-type="float" office:value="3735.31339031339">
                <text:p>3735.31339031339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2523.8603988604">
                <text:p>2523.860398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5536.55270655271">
                <text:p>5536.55270655271</text:p>
              </table:table-cell>
              <table:table-cell office:value-type="float" office:value="26.6333121128908">
                <text:p>26.6333121128908</text:p>
              </table:table-cell>
              <table:table-cell office:value-type="float" office:value="4097.049002849">
                <text:p>4097.049002849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2768.27635327635">
                <text:p>2768.27635327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28">
                <text:p>728</text:p>
              </table:table-cell>
              <table:table-cell office:value-type="float" office:value="24.635813704424">
                <text:p>24.635813704424</text:p>
              </table:table-cell>
              <table:table-cell office:value-type="float" office:value="5961.62393162393">
                <text:p>5961.62393162393</text:p>
              </table:table-cell>
              <table:table-cell office:value-type="float" office:value="33.2916401411135">
                <text:p>33.2916401411135</text:p>
              </table:table-cell>
              <table:table-cell office:value-type="float" office:value="4411.60170940171">
                <text:p>4411.60170940171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2980.81196581197">
                <text:p>2980.81196581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90">
                <text:p>890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6248.54700854701">
                <text:p>6248.54700854701</text:p>
              </table:table-cell>
              <table:table-cell office:value-type="float" office:value="39.9499681693362">
                <text:p>39.9499681693362</text:p>
              </table:table-cell>
              <table:table-cell office:value-type="float" office:value="4623.92478632479">
                <text:p>4623.92478632479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3124.2735042735">
                <text:p>3124.27350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88">
                <text:p>1088</text:p>
              </table:table-cell>
              <table:table-cell office:value-type="float" office:value="34.4901391861936">
                <text:p>34.4901391861936</text:p>
              </table:table-cell>
              <table:table-cell office:value-type="float" office:value="6429.20227920228">
                <text:p>6429.20227920228</text:p>
              </table:table-cell>
              <table:table-cell office:value-type="float" office:value="46.6082961975589">
                <text:p>46.6082961975589</text:p>
              </table:table-cell>
              <table:table-cell office:value-type="float" office:value="4757.60968660969">
                <text:p>4757.60968660969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3214.60113960114">
                <text:p>3214.6011396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22">
                <text:p>1322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6535.47008547009">
                <text:p>6535.47008547009</text:p>
              </table:table-cell>
              <table:table-cell office:value-type="float" office:value="53.2666242257816">
                <text:p>53.2666242257816</text:p>
              </table:table-cell>
              <table:table-cell office:value-type="float" office:value="4836.24786324786">
                <text:p>4836.24786324786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3267.73504273504">
                <text:p>3267.7350427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92">
                <text:p>1592</text:p>
              </table:table-cell>
              <table:table-cell office:value-type="float" office:value="44.3444646679632">
                <text:p>44.3444646679632</text:p>
              </table:table-cell>
              <table:table-cell office:value-type="float" office:value="6556.72364672365">
                <text:p>6556.72364672365</text:p>
              </table:table-cell>
              <table:table-cell office:value-type="float" office:value="59.9249522540043">
                <text:p>59.9249522540043</text:p>
              </table:table-cell>
              <table:table-cell office:value-type="float" office:value="4851.9754985755">
                <text:p>4851.9754985755</text:p>
              </table:table-cell>
              <table:table-cell office:value-type="float" office:value="88.6889293359264">
                <text:p>88.6889293359264</text:p>
              </table:table-cell>
              <table:table-cell office:value-type="float" office:value="3278.36182336182">
                <text:p>3278.3618233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898">
                <text:p>1898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6407.94871794872">
                <text:p>6407.94871794872</text:p>
              </table:table-cell>
              <table:table-cell office:value-type="float" office:value="66.583280282227">
                <text:p>66.583280282227</text:p>
              </table:table-cell>
              <table:table-cell office:value-type="float" office:value="4741.88205128205">
                <text:p>4741.88205128205</text:p>
              </table:table-cell>
              <table:table-cell office:value-type="float" office:value="98.5432548176959">
                <text:p>98.5432548176959</text:p>
              </table:table-cell>
              <table:table-cell office:value-type="float" office:value="3203.97435897436">
                <text:p>3203.9743589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  <table:table-cell office:value-type="float" office:value="54.1987901497328">
                <text:p>54.1987901497328</text:p>
              </table:table-cell>
              <table:table-cell office:value-type="float" office:value="6152.90598290598">
                <text:p>6152.90598290598</text:p>
              </table:table-cell>
              <table:table-cell office:value-type="float" office:value="73.2416083104497">
                <text:p>73.2416083104497</text:p>
              </table:table-cell>
              <table:table-cell office:value-type="float" office:value="4553.15042735043">
                <text:p>4553.15042735043</text:p>
              </table:table-cell>
              <table:table-cell office:value-type="float" office:value="108.397580299466">
                <text:p>108.397580299466</text:p>
              </table:table-cell>
              <table:table-cell office:value-type="float" office:value="3076.45299145299">
                <text:p>3076.45299145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618">
                <text:p>2618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5738.46153846154">
                <text:p>5738.46153846154</text:p>
              </table:table-cell>
              <table:table-cell office:value-type="float" office:value="79.8999363386724">
                <text:p>79.8999363386724</text:p>
              </table:table-cell>
              <table:table-cell office:value-type="float" office:value="4246.46153846154">
                <text:p>4246.46153846154</text:p>
              </table:table-cell>
              <table:table-cell office:value-type="float" office:value="118.251905781235">
                <text:p>118.251905781235</text:p>
              </table:table-cell>
              <table:table-cell office:value-type="float" office:value="2869.23076923077">
                <text:p>2869.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032">
                <text:p>3032</text:p>
              </table:table-cell>
              <table:table-cell office:value-type="float" office:value="64.0531156315024">
                <text:p>64.0531156315024</text:p>
              </table:table-cell>
              <table:table-cell office:value-type="float" office:value="5122.10826210826">
                <text:p>5122.10826210826</text:p>
              </table:table-cell>
              <table:table-cell office:value-type="float" office:value="86.5582643668951">
                <text:p>86.5582643668951</text:p>
              </table:table-cell>
              <table:table-cell office:value-type="float" office:value="3790.36011396011">
                <text:p>3790.36011396011</text:p>
              </table:table-cell>
              <table:table-cell office:value-type="float" office:value="128.106231263005">
                <text:p>128.106231263005</text:p>
              </table:table-cell>
              <table:table-cell office:value-type="float" office:value="2561.05413105413">
                <text:p>2561.0541310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482">
                <text:p>3482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4271.96581196581">
                <text:p>4271.96581196581</text:p>
              </table:table-cell>
              <table:table-cell office:value-type="float" office:value="93.2165923951178">
                <text:p>93.2165923951178</text:p>
              </table:table-cell>
              <table:table-cell office:value-type="float" office:value="3161.2547008547">
                <text:p>3161.2547008547</text:p>
              </table:table-cell>
              <table:table-cell office:value-type="float" office:value="137.960556744774">
                <text:p>137.960556744774</text:p>
              </table:table-cell>
              <table:table-cell office:value-type="float" office:value="2135.98290598291">
                <text:p>2135.98290598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968">
                <text:p>3968</text:p>
              </table:table-cell>
              <table:table-cell office:value-type="float" office:value="73.907441113272">
                <text:p>73.907441113272</text:p>
              </table:table-cell>
              <table:table-cell office:value-type="float" office:value="3145.52706552706">
                <text:p>3145.52706552706</text:p>
              </table:table-cell>
              <table:table-cell office:value-type="float" office:value="99.8749204233405">
                <text:p>99.8749204233405</text:p>
              </table:table-cell>
              <table:table-cell office:value-type="float" office:value="2327.69002849003">
                <text:p>2327.69002849003</text:p>
              </table:table-cell>
              <table:table-cell office:value-type="float" office:value="147.814882226544">
                <text:p>147.814882226544</text:p>
              </table:table-cell>
              <table:table-cell office:value-type="float" office:value="1572.76353276353">
                <text:p>1572.7635327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490">
                <text:p>4490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1721.53846153846">
                <text:p>1721.53846153846</text:p>
              </table:table-cell>
              <table:table-cell office:value-type="float" office:value="106.533248451563">
                <text:p>106.533248451563</text:p>
              </table:table-cell>
              <table:table-cell office:value-type="float" office:value="1273.93846153846">
                <text:p>1273.93846153846</text:p>
              </table:table-cell>
              <table:table-cell office:value-type="float" office:value="157.669207708313">
                <text:p>157.669207708313</text:p>
              </table:table-cell>
              <table:table-cell office:value-type="float" office:value="860.769230769231">
                <text:p>860.7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048">
                <text:p>5048</text:p>
              </table:table-cell>
              <table:table-cell office:value-type="float" office:value="83.7617665950415">
                <text:p>83.7617665950415</text:p>
              </table:table-cell>
              <table:table-cell office:value-type="float" office:value="0">
                <text:p>0</text:p>
              </table:table-cell>
              <table:table-cell office:value-type="float" office:value="113.191576479786">
                <text:p>113.191576479786</text:p>
              </table:table-cell>
              <table:table-cell office:value-type="float" office:value="0">
                <text:p>0</text:p>
              </table:table-cell>
              <table:table-cell office:value-type="float" office:value="167.523533190083">
                <text:p>167.52353319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642">
                <text:p>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272">
                <text:p>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938">
                <text:p>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640">
                <text:p>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416cm" style:legend-expansion="high" chart:style-name="ch3"/>
        <chart:plot-area chart:style-name="ch4" table:cell-range-address="Octavia.B17:Octavia.C17 Octavia.A20:Octavia.A25 Octavia.D20:Octavia.E25" chart:data-source-has-labels="column" svg:x="1.554cm" svg:y="1.511cm" svg:width="22.312cm" svg:height="12.119cm">
          <chartooo:coordinate-region svg:x="2.361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Octavia.D20:Octavia.E20" chart:label-cell-address="Octavia.A20:Octavia.A20" chart:class="chart:scatter">
            <chart:domain table:cell-range-address="Octavia.B17:Octavia.C17"/>
            <chart:regression-curve chart:style-name="ch11"/>
            <chart:data-point chart:repeated="2"/>
          </chart:series>
          <chart:series chart:style-name="ch12" chart:values-cell-range-address="Octavia.D21:Octavia.E21" chart:label-cell-address="Octavia.A21:Octavia.A21" chart:class="chart:scatter">
            <chart:regression-curve chart:style-name="ch13"/>
            <chart:data-point chart:repeated="2"/>
          </chart:series>
          <chart:series chart:style-name="ch14" chart:values-cell-range-address="Octavia.D22:Octavia.E22" chart:label-cell-address="Octavia.A22:Octavia.A22" chart:class="chart:scatter">
            <chart:regression-curve chart:style-name="ch15"/>
            <chart:data-point chart:repeated="2"/>
          </chart:series>
          <chart:series chart:style-name="ch16" chart:values-cell-range-address="Octavia.D23:Octavia.E23" chart:label-cell-address="Octavia.A23:Octavia.A23" chart:class="chart:scatter">
            <chart:regression-curve chart:style-name="ch17"/>
            <chart:data-point chart:repeated="2"/>
          </chart:series>
          <chart:series chart:style-name="ch18" chart:values-cell-range-address="Octavia.D24:Octavia.E24" chart:label-cell-address="Octavia.A24:Octavia.A24" chart:class="chart:scatter">
            <chart:regression-curve chart:style-name="ch19"/>
            <chart:data-point chart:style-name="ch20"/>
            <chart:data-point/>
          </chart:series>
          <chart:series chart:style-name="ch21" chart:values-cell-range-address="Octavia.D25:Octavia.E25" chart:label-cell-address="Octavia.A25:Octavia.A25" chart:class="chart:scatter">
            <chart:regression-curve chart:style-name="ch22"/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Octavia.B17:Octavi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Octavia.A20:Octavia.A20</svg:desc>
                </draw:g>
              </table:table-cell>
              <table:table-cell office:value-type="float" office:value="53.8181357346522">
                <text:p>53.8181357346522</text:p>
                <draw:g>
                  <svg:desc>Octavia.D20:Octavi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Octavia.A21:Octavia.A21</svg:desc>
                </draw:g>
              </table:table-cell>
              <table:table-cell office:value-type="float" office:value="89.6178647916235">
                <text:p>89.6178647916235</text:p>
                <draw:g>
                  <svg:desc>Octavia.D21:Octavi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Octavia.A22:Octavia.A22</svg:desc>
                </draw:g>
              </table:table-cell>
              <table:table-cell office:value-type="float" office:value="133.837205971701">
                <text:p>133.837205971701</text:p>
                <draw:g>
                  <svg:desc>Octavia.D22:Octavi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Octavia.A23:Octavia.A23</svg:desc>
                </draw:g>
              </table:table-cell>
              <table:table-cell office:value-type="float" office:value="170.951725274778">
                <text:p>170.951725274778</text:p>
                <draw:g>
                  <svg:desc>Octavia.D23:Octavi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Octavia.A24:Octavia.A24</svg:desc>
                </draw:g>
              </table:table-cell>
              <table:table-cell office:value-type="float" office:value="209.724281522665">
                <text:p>209.724281522665</text:p>
                <draw:g>
                  <svg:desc>Octavia.D24:Octavia.E24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Octavia.A25:Octavia.A25</svg:desc>
                </draw:g>
              </table:table-cell>
              <table:table-cell office:value-type="float" office:value="248.088479362177">
                <text:p>248.088479362177</text:p>
                <draw:g>
                  <svg:desc>Octavia.D25:Octavia.E2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53">
                <text:p>5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1061.8202020202">
                <text:p>1061.8202020202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722.941414141414">
                <text:p>722.94141414141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5.9463904771804">
                <text:p>45.9463904771804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9.4514687394212">
                <text:p>79.4514687394212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9.961057378463">
                <text:p>119.961057378463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63.959719200122">
                <text:p>163.959719200122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11.981394279655">
                <text:p>211.981394279655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70">
                <text:p>70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79536387037318">
                <text:p>3.79536387037318</text:p>
                <draw:g>
                  <svg:desc>Felda.Z3:Felda.Z18</svg:desc>
                </draw:g>
              </table:table-cell>
              <table:table-cell office:value-type="float" office:value="965.70225">
                <text:p>965.70225</text:p>
                <draw:g>
                  <svg:desc>Felda.AA3:Felda.AA18</svg:desc>
                </draw:g>
              </table:table-cell>
              <table:table-cell office:value-type="float" office:value="4.90697671943646">
                <text:p>4.90697671943646</text:p>
                <draw:g>
                  <svg:desc>Felda.AB3:Felda.AB18</svg:desc>
                </draw:g>
              </table:table-cell>
              <table:table-cell office:value-type="float" office:value="746.93475">
                <text:p>746.93475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59072774074637">
                <text:p>7.59072774074637</text:p>
              </table:table-cell>
              <table:table-cell office:value-type="float" office:value="1076.06822142857">
                <text:p>1076.06822142857</text:p>
              </table:table-cell>
              <table:table-cell office:value-type="float" office:value="9.81395343887292">
                <text:p>9.81395343887292</text:p>
              </table:table-cell>
              <table:table-cell office:value-type="float" office:value="832.298721428571">
                <text:p>832.29872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1.3860916111196">
                <text:p>11.3860916111196</text:p>
              </table:table-cell>
              <table:table-cell office:value-type="float" office:value="1145.04695357143">
                <text:p>1145.04695357143</text:p>
              </table:table-cell>
              <table:table-cell office:value-type="float" office:value="14.7209301583094">
                <text:p>14.7209301583094</text:p>
              </table:table-cell>
              <table:table-cell office:value-type="float" office:value="885.651203571429">
                <text:p>885.651203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5.1814554814927">
                <text:p>15.1814554814927</text:p>
              </table:table-cell>
              <table:table-cell office:value-type="float" office:value="1214.02568571429">
                <text:p>1214.02568571429</text:p>
              </table:table-cell>
              <table:table-cell office:value-type="float" office:value="19.6279068777458">
                <text:p>19.6279068777458</text:p>
              </table:table-cell>
              <table:table-cell office:value-type="float" office:value="939.003685714286">
                <text:p>939.0036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9768193518659">
                <text:p>18.9768193518659</text:p>
              </table:table-cell>
              <table:table-cell office:value-type="float" office:value="1283.00441785714">
                <text:p>1283.00441785714</text:p>
              </table:table-cell>
              <table:table-cell office:value-type="float" office:value="24.5348835971823">
                <text:p>24.5348835971823</text:p>
              </table:table-cell>
              <table:table-cell office:value-type="float" office:value="992.356167857143">
                <text:p>992.356167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2.7721832222391">
                <text:p>22.7721832222391</text:p>
              </table:table-cell>
              <table:table-cell office:value-type="float" office:value="1338.18740357143">
                <text:p>1338.18740357143</text:p>
              </table:table-cell>
              <table:table-cell office:value-type="float" office:value="29.4418603166188">
                <text:p>29.4418603166188</text:p>
              </table:table-cell>
              <table:table-cell office:value-type="float" office:value="1035.03815357143">
                <text:p>1035.038153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6.5675470926123">
                <text:p>26.5675470926123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34.3488370360552">
                <text:p>34.348837036055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30.3629109629855">
                <text:p>30.3629109629855</text:p>
              </table:table-cell>
              <table:table-cell office:value-type="float" office:value="1448.553375">
                <text:p>1448.553375</text:p>
              </table:table-cell>
              <table:table-cell office:value-type="float" office:value="39.2558137554917">
                <text:p>39.2558137554917</text:p>
              </table:table-cell>
              <table:table-cell office:value-type="float" office:value="1120.402125">
                <text:p>1120.40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4.1582748333587">
                <text:p>34.1582748333587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44.1627904749282">
                <text:p>44.162790474928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7.9536387037318">
                <text:p>37.9536387037318</text:p>
              </table:table-cell>
              <table:table-cell office:value-type="float" office:value="1310.59591071429">
                <text:p>1310.59591071429</text:p>
              </table:table-cell>
              <table:table-cell office:value-type="float" office:value="49.0697671943646">
                <text:p>49.0697671943646</text:p>
              </table:table-cell>
              <table:table-cell office:value-type="float" office:value="1013.69716071429">
                <text:p>1013.697160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1.749002574105">
                <text:p>41.749002574105</text:p>
              </table:table-cell>
              <table:table-cell office:value-type="float" office:value="1117.45546071429">
                <text:p>1117.45546071429</text:p>
              </table:table-cell>
              <table:table-cell office:value-type="float" office:value="53.9767439138011">
                <text:p>53.9767439138011</text:p>
              </table:table-cell>
              <table:table-cell office:value-type="float" office:value="864.310210714286">
                <text:p>864.310210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5.5443664444782">
                <text:p>45.5443664444782</text:p>
              </table:table-cell>
              <table:table-cell office:value-type="float" office:value="965.70225">
                <text:p>965.70225</text:p>
              </table:table-cell>
              <table:table-cell office:value-type="float" office:value="58.8837206332375">
                <text:p>58.8837206332375</text:p>
              </table:table-cell>
              <table:table-cell office:value-type="float" office:value="746.93475">
                <text:p>746.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9.3397303148514">
                <text:p>49.3397303148514</text:p>
              </table:table-cell>
              <table:table-cell office:value-type="float" office:value="786.357546428571">
                <text:p>786.357546428571</text:p>
              </table:table-cell>
              <table:table-cell office:value-type="float" office:value="63.790697352674">
                <text:p>63.790697352674</text:p>
              </table:table-cell>
              <table:table-cell office:value-type="float" office:value="608.218296428571">
                <text:p>608.2182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3.1350941852246">
                <text:p>53.1350941852246</text:p>
              </table:table-cell>
              <table:table-cell office:value-type="float" office:value="565.625603571429">
                <text:p>565.625603571429</text:p>
              </table:table-cell>
              <table:table-cell office:value-type="float" office:value="68.6976740721104">
                <text:p>68.6976740721104</text:p>
              </table:table-cell>
              <table:table-cell office:value-type="float" office:value="437.490353571429">
                <text:p>437.490353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6.9304580555978">
                <text:p>56.9304580555978</text:p>
              </table:table-cell>
              <table:table-cell office:value-type="float" office:value="317.302167857143">
                <text:p>317.302167857143</text:p>
              </table:table-cell>
              <table:table-cell office:value-type="float" office:value="73.6046507915469">
                <text:p>73.6046507915469</text:p>
              </table:table-cell>
              <table:table-cell office:value-type="float" office:value="245.421417857143">
                <text:p>245.42141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60.7258219259709">
                <text:p>60.7258219259709</text:p>
              </table:table-cell>
              <table:table-cell office:value-type="float" office:value="0">
                <text:p>0</text:p>
              </table:table-cell>
              <table:table-cell office:value-type="float" office:value="78.5116275109834">
                <text:p>78.5116275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